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19mm"/>
    </style:style>
    <style:style style:name="ro1" style:family="table-row">
      <style:table-row-properties style:row-height="7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1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1"/>
    </style:style>
    <style:style style:name="ce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weight="normal" style:font-weight-asian="normal" style:font-weight-complex="normal"/>
    </style:style>
    <style:style style:name="ce42" style:family="table-cell" style:parent-style-name="Default" style:data-style-name="N100">
      <style:table-cell-properties fo:background-color="#c2e0a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9" style:family="table-cell" style:parent-style-name="Bad" style:data-style-name="N10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12" style:family="table-cell" style:parent-style-name="Neutral" style:data-style-name="N10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13" style:family="table-cell" style:parent-style-name="Good" style:data-style-name="N10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14" style:family="table-cell" style:parent-style-name="Bad_5f_mean">
      <style:text-properties style:font-name="Arial1"/>
    </style:style>
    <style:style style:name="ce20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1"/>
    </style:style>
    <style:style style:name="ce21" style:family="table-cell" style:parent-style-name="Default">
      <style:table-cell-properties fo:wrap-option="wrap" fo:border="0.06pt solid #000000"/>
      <style:text-properties style:font-name="Arial1"/>
    </style:style>
    <style:style style:name="ce22" style:family="table-cell" style:parent-style-name="Default" style:data-style-name="N100">
      <style:table-cell-properties fo:background-color="#8ccfb7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24" style:family="table-cell" style:parent-style-name="Default" style:data-style-name="N100">
      <style:table-cell-properties fo:background-color="#87d1d1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26" style:family="table-cell" style:parent-style-name="Default">
      <style:table-cell-properties fo:background-color="#7da7d8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29" style:family="table-cell" style:parent-style-name="Neutral" style:data-style-name="N10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  <style:map style:condition="is-true-formula([.$E$4] &gt; [.$D$4] ou [.$E$4] &gt; [.$C$4] ou [.$E$4] &gt; [.$B$4])" style:apply-style-name="Note" style:base-cell-address="Planilha1.E4"/>
      <style:map style:condition="is-true-formula([.$E$4] &lt; [.$D$4] e [.$E$4] &lt; [.$C$4] e [.$E$4] &lt; [.$B$4])" style:apply-style-name="Bad" style:base-cell-address="Planilha1.E4"/>
      <style:map style:condition="is-true-formula([.$E$4] &gt; [.$D$4] e [.$E$4] &gt; [.$C$4] e [.$E$4] &gt; [.$B$4])" style:apply-style-name="Good" style:base-cell-address="Planilha1.E4"/>
    </style:style>
    <style:style style:name="ce3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1"/>
    </style:style>
    <style:style style:name="ce32" style:family="table-cell" style:parent-style-name="Bad" style:data-style-name="N107">
      <style:table-cell-properties fo:border="0.06pt solid #000000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Good" style:data-style-name="N107">
      <style:table-cell-properties fo:border="0.06pt solid #000000"/>
    </style:style>
    <style:style style:name="ce35" style:family="table-cell" style:parent-style-name="Neutral" style:data-style-name="N107">
      <style:table-cell-properties fo:border="0.06pt solid #000000"/>
    </style:style>
    <style:style style:name="ce37" style:family="table-cell" style:parent-style-name="Good" style:data-style-name="N107">
      <style:table-cell-properties fo:wrap-option="wrap" fo:border="0.06pt solid #000000"/>
      <style:paragraph-properties fo:margin-left="0mm"/>
    </style:style>
    <style:style style:name="ce38" style:family="table-cell" style:parent-style-name="Bad" style:data-style-name="N107">
      <style:table-cell-properties fo:wrap-option="wrap" fo:border="0.06pt solid #000000"/>
      <style:paragraph-properties fo:margin-left="0mm"/>
    </style:style>
    <style:style style:name="ce39" style:family="table-cell" style:parent-style-name="Neutral" style:data-style-name="N107">
      <style:table-cell-properties fo:wrap-option="wrap" fo:border="0.06pt solid #000000"/>
      <style:paragraph-properties fo:margin-left="0mm"/>
    </style:style>
    <style:style style:name="ce40" style:family="table-cell" style:parent-style-name="Neutral">
      <style:table-cell-properties fo:border="0.06pt solid #000000"/>
    </style:style>
    <style:style style:name="ce41" style:family="table-cell" style:parent-style-name="Default" style:data-style-name="N107">
      <style:table-cell-properties fo:background-color="#7da7d8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45" style:family="table-cell" style:parent-style-name="Bad_5f_mean" style:data-style-name="N107"/>
    <style:style style:name="ce46" style:family="table-cell" style:parent-style-name="Default" style:data-style-name="N107">
      <style:table-cell-properties fo:background-color="#8ccfb7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47" style:family="table-cell" style:parent-style-name="Default" style:data-style-name="N107">
      <style:table-cell-properties fo:background-color="#87d1d1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Arial1"/>
    </style:style>
    <style:style style:name="ce3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50" style:family="table-cell" style:parent-style-name="Default">
      <style:table-cell-properties fo:wrap-option="wrap"/>
      <style:text-properties style:font-name="Arial1"/>
    </style:style>
    <style:style style:name="ce53" style:family="table-cell" style:parent-style-name="Default" style:data-style-name="N107">
      <style:table-cell-properties fo:background-color="#adc5e7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/>
    </style:style>
    <style:style style:name="ce54" style:family="table-cell" style:parent-style-name="Default" style:data-style-name="N107">
      <style:table-cell-properties fo:background-color="#bcaed5"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weight="normal" style:font-weight-asian="normal" style:font-weight-complex="normal"/>
    </style:style>
    <style:style style:name="ce72" style:family="table-cell" style:parent-style-name="Empate" style:data-style-name="N107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name="Arial" style:text-overline-style="none" style:text-overline-color="font-color" style:font-name-asian="Noto Sans CJK SC Regular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3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name="Arial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4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pt" fo:country="BR" style:language-complex="hi" style:country-complex="IN" style:font-name="Arial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font-size-asian="10pt" style:font-size-complex="10pt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345.26mm" svg:height="189.31mm" svg:x="70.63mm" svg:y="81.76mm">
            <draw:object draw:notify-on-update-of-ranges="Planilha1.F3:Planilha1.F3 Planilha1.F4:Planilha1.F14 Planilha1.G3:Planilha1.G3 Planilha1.G4:Planilha1.G14 Planilha1.H3:Planilha1.H3 Planilha1.H4:Planilha1.H14 Planilha1.I3:Planilha1.I3 Planilha1.I4:Planilha1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1"/>
        <table:table-column table:style-name="co1" table:number-columns-repeated="4" table:default-cell-style-name="ce20"/>
        <table:table-column table:style-name="co1" table:default-cell-style-name="ce11"/>
        <table:table-column table:style-name="co1" table:number-columns-repeated="3" table:default-cell-style-name="ce30"/>
        <table:table-column table:style-name="co2" table:number-columns-repeated="3" table:default-cell-style-name="ce11"/>
        <table:table-column table:style-name="co3" table:number-columns-repeated="10" table:default-cell-style-name="ce11"/>
        <table:table-column table:style-name="co4" table:number-columns-repeated="1001" table:default-cell-style-name="ce11"/>
        <table:table-row table:style-name="ro1">
          <table:table-cell table:style-name="Default"/>
          <table:table-cell table:style-name="ce5" office:value-type="string" calcext:value-type="string" table:number-columns-spanned="11" table:number-rows-spanned="1">
            <text:p>QUERY #1</text:p>
          </table:table-cell>
          <table:covered-table-cell table:number-columns-repeated="10" table:style-name="Default"/>
          <table:table-cell table:style-name="Default" table:number-columns-repeated="10"/>
          <table:table-cell table:number-columns-repeated="1001"/>
        </table:table-row>
        <table:table-row table:style-name="ro2">
          <table:table-cell table:style-name="Default"/>
          <table:table-cell table:style-name="ce6" office:value-type="string" calcext:value-type="string" table:number-columns-spanned="4" table:number-rows-spanned="1">
            <text:p>TEMPO PLANEJAMENTO</text:p>
            <text:p>(<text:span text:style-name="T1">ms</text:span>)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">
            <text:p>TEMPO DE EXECUÇÃO</text:p>
            <text:p><text:span text:style-name="T2">(</text:span><text:span text:style-name="T3">ms</text:span><text:span text:style-name="T4">)</text:span></text:p>
          </table:table-cell>
          <table:covered-table-cell table:number-columns-repeated="3" table:style-name="ce21"/>
          <table:table-cell table:style-name="ce2" office:value-type="string" calcext:value-type="string" table:number-columns-spanned="3" table:number-rows-spanned="1">
            <text:p>SpeedUp de execução</text:p>
            <text:p>(Comparado a execução sem índice)</text:p>
          </table:table-cell>
          <table:covered-table-cell table:number-columns-repeated="2" table:style-name="ce33"/>
          <table:table-cell table:style-name="Default" table:number-columns-repeated="10"/>
          <table:table-cell table:number-columns-repeated="1001"/>
        </table:table-row>
        <table:table-row table:style-name="ro3">
          <table:table-cell table:style-name="ce1" office:value-type="string" calcext:value-type="string">
            <text:p>#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9" office:value-type="float" office:value="2.785" calcext:value-type="float">
            <text:p>2,785</text:p>
          </table:table-cell>
          <table:table-cell table:style-name="ce14" office:value-type="float" office:value="1.293" calcext:value-type="float">
            <text:p>1,293</text:p>
          </table:table-cell>
          <table:table-cell table:style-name="ce13" office:value-type="float" office:value="1.032" calcext:value-type="float">
            <text:p>1,032</text:p>
          </table:table-cell>
          <table:table-cell table:style-name="ce29" office:value-type="float" office:value="1.141" calcext:value-type="float">
            <text:p>1,141</text:p>
          </table:table-cell>
          <table:table-cell table:style-name="ce9" office:value-type="float" office:value="4284.868" calcext:value-type="float">
            <text:p>4284,868</text:p>
          </table:table-cell>
          <table:table-cell table:style-name="ce14" office:value-type="float" office:value="1107.781" calcext:value-type="float">
            <text:p>1107,781</text:p>
          </table:table-cell>
          <table:table-cell table:style-name="ce13" office:value-type="float" office:value="398.768" calcext:value-type="float">
            <text:p>398,768</text:p>
          </table:table-cell>
          <table:table-cell table:style-name="ce12" office:value-type="float" office:value="694.101" calcext:value-type="float">
            <text:p>694,101</text:p>
          </table:table-cell>
          <table:table-cell table:style-name="ce32" table:formula="of:=[.F4]/[.G4]" office:value-type="float" office:value="3.86797390458945" calcext:value-type="float">
            <text:p>3,868</text:p>
          </table:table-cell>
          <table:table-cell table:style-name="ce34" table:formula="of:=[.F4]/[.H4]" office:value-type="float" office:value="10.7452654174859" calcext:value-type="float">
            <text:p>10,745</text:p>
          </table:table-cell>
          <table:table-cell table:style-name="ce35" table:formula="of:=[.F4]/[.I4]" office:value-type="float" office:value="6.17326296893392" calcext:value-type="float">
            <text:p>6,173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12" office:value-type="float" office:value="1.061" calcext:value-type="float">
            <text:p>1,061</text:p>
          </table:table-cell>
          <table:table-cell table:style-name="ce9" office:value-type="float" office:value="1.254" calcext:value-type="float">
            <text:p>1,254</text:p>
          </table:table-cell>
          <table:table-cell table:style-name="ce13" office:value-type="float" office:value="1.06" calcext:value-type="float">
            <text:p>1,060</text:p>
          </table:table-cell>
          <table:table-cell table:style-name="ce14" office:value-type="float" office:value="1.17" calcext:value-type="float">
            <text:p>1,170</text:p>
          </table:table-cell>
          <table:table-cell table:style-name="ce9" office:value-type="float" office:value="4152.059" calcext:value-type="float">
            <text:p>4152,059</text:p>
          </table:table-cell>
          <table:table-cell table:style-name="ce14" office:value-type="float" office:value="1016.05" calcext:value-type="float">
            <text:p>1016,050</text:p>
          </table:table-cell>
          <table:table-cell table:style-name="ce13" office:value-type="float" office:value="389.521" calcext:value-type="float">
            <text:p>389,521</text:p>
          </table:table-cell>
          <table:table-cell table:style-name="ce12" office:value-type="float" office:value="658.281" calcext:value-type="float">
            <text:p>658,281</text:p>
          </table:table-cell>
          <table:table-cell table:style-name="ce32" table:formula="of:=[.F5]/[.G5]" office:value-type="float" office:value="4.08647113823139" calcext:value-type="float">
            <text:p>4,086</text:p>
          </table:table-cell>
          <table:table-cell table:style-name="ce34" table:formula="of:=[.F5]/[.H5]" office:value-type="float" office:value="10.6593970543308" calcext:value-type="float">
            <text:p>10,659</text:p>
          </table:table-cell>
          <table:table-cell table:style-name="ce35" table:formula="of:=[.F5]/[.I5]" office:value-type="float" office:value="6.30742646377459" calcext:value-type="float">
            <text:p>6,307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13" office:value-type="float" office:value="0.98" calcext:value-type="float">
            <text:p>0,980</text:p>
          </table:table-cell>
          <table:table-cell table:style-name="ce12" office:value-type="float" office:value="1.182" calcext:value-type="float">
            <text:p>1,182</text:p>
          </table:table-cell>
          <table:table-cell table:style-name="ce9" office:value-type="float" office:value="1.258" calcext:value-type="float">
            <text:p>1,258</text:p>
          </table:table-cell>
          <table:table-cell table:style-name="ce14" office:value-type="float" office:value="1.248" calcext:value-type="float">
            <text:p>1,248</text:p>
          </table:table-cell>
          <table:table-cell table:style-name="ce9" office:value-type="float" office:value="4239.17" calcext:value-type="float">
            <text:p>4239,170</text:p>
          </table:table-cell>
          <table:table-cell table:style-name="ce14" office:value-type="float" office:value="1021.336" calcext:value-type="float">
            <text:p>1021,336</text:p>
          </table:table-cell>
          <table:table-cell table:style-name="ce13" office:value-type="float" office:value="381.307" calcext:value-type="float">
            <text:p>381,307</text:p>
          </table:table-cell>
          <table:table-cell table:style-name="ce12" office:value-type="float" office:value="657.276" calcext:value-type="float">
            <text:p>657,276</text:p>
          </table:table-cell>
          <table:table-cell table:style-name="ce32" table:formula="of:=[.F6]/[.G6]" office:value-type="float" office:value="4.15061253103778" calcext:value-type="float">
            <text:p>4,151</text:p>
          </table:table-cell>
          <table:table-cell table:style-name="ce34" table:formula="of:=[.F6]/[.H6]" office:value-type="float" office:value="11.1174722729979" calcext:value-type="float">
            <text:p>11,117</text:p>
          </table:table-cell>
          <table:table-cell table:style-name="ce35" table:formula="of:=[.F6]/[.I6]" office:value-type="float" office:value="6.44960412368625" calcext:value-type="float">
            <text:p>6,450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13" office:value-type="float" office:value="0.945" calcext:value-type="float">
            <text:p>0,945</text:p>
          </table:table-cell>
          <table:table-cell table:style-name="ce9" office:value-type="float" office:value="1.258" calcext:value-type="float">
            <text:p>1,258</text:p>
          </table:table-cell>
          <table:table-cell table:style-name="ce12" office:value-type="float" office:value="1.169" calcext:value-type="float">
            <text:p>1,169</text:p>
          </table:table-cell>
          <table:table-cell table:style-name="ce14" office:value-type="float" office:value="1.17" calcext:value-type="float">
            <text:p>1,170</text:p>
          </table:table-cell>
          <table:table-cell table:style-name="ce9" office:value-type="float" office:value="4174.291" calcext:value-type="float">
            <text:p>4174,291</text:p>
          </table:table-cell>
          <table:table-cell table:style-name="ce14" office:value-type="float" office:value="973.195" calcext:value-type="float">
            <text:p>973,195</text:p>
          </table:table-cell>
          <table:table-cell table:style-name="ce13" office:value-type="float" office:value="418.207" calcext:value-type="float">
            <text:p>418,207</text:p>
          </table:table-cell>
          <table:table-cell table:style-name="ce12" office:value-type="float" office:value="679.957" calcext:value-type="float">
            <text:p>679,957</text:p>
          </table:table-cell>
          <table:table-cell table:style-name="ce32" table:formula="of:=[.F7]/[.G7]" office:value-type="float" office:value="4.28926474139304" calcext:value-type="float">
            <text:p>4,289</text:p>
          </table:table-cell>
          <table:table-cell table:style-name="ce34" table:formula="of:=[.F7]/[.H7]" office:value-type="float" office:value="9.98139916357211" calcext:value-type="float">
            <text:p>9,981</text:p>
          </table:table-cell>
          <table:table-cell table:style-name="ce35" table:formula="of:=[.F7]/[.I7]" office:value-type="float" office:value="6.13905144001753" calcext:value-type="float">
            <text:p>6,139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13" office:value-type="float" office:value="1.044" calcext:value-type="float">
            <text:p>1,044</text:p>
          </table:table-cell>
          <table:table-cell table:style-name="ce14" office:value-type="float" office:value="1.167" calcext:value-type="float">
            <text:p>1,167</text:p>
          </table:table-cell>
          <table:table-cell table:style-name="ce9" office:value-type="float" office:value="1.389" calcext:value-type="float">
            <text:p>1,389</text:p>
          </table:table-cell>
          <table:table-cell table:style-name="ce12" office:value-type="float" office:value="1.162" calcext:value-type="float">
            <text:p>1,162</text:p>
          </table:table-cell>
          <table:table-cell table:style-name="ce9" office:value-type="float" office:value="4276.289" calcext:value-type="float">
            <text:p>4276,289</text:p>
          </table:table-cell>
          <table:table-cell table:style-name="ce14" office:value-type="float" office:value="952.328" calcext:value-type="float">
            <text:p>952,328</text:p>
          </table:table-cell>
          <table:table-cell table:style-name="ce13" office:value-type="float" office:value="398.668" calcext:value-type="float">
            <text:p>398,668</text:p>
          </table:table-cell>
          <table:table-cell table:style-name="ce12" office:value-type="float" office:value="736.23" calcext:value-type="float">
            <text:p>736,230</text:p>
          </table:table-cell>
          <table:table-cell table:style-name="ce32" table:formula="of:=[.F8]/[.G8]" office:value-type="float" office:value="4.49035311363312" calcext:value-type="float">
            <text:p>4,490</text:p>
          </table:table-cell>
          <table:table-cell table:style-name="ce34" table:formula="of:=[.F8]/[.H8]" office:value-type="float" office:value="10.7264415503627" calcext:value-type="float">
            <text:p>10,726</text:p>
          </table:table-cell>
          <table:table-cell table:style-name="ce35" table:formula="of:=[.F8]/[.I8]" office:value-type="float" office:value="5.80836015918938" calcext:value-type="float">
            <text:p>5,808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13" office:value-type="float" office:value="1.017" calcext:value-type="float">
            <text:p>1,017</text:p>
          </table:table-cell>
          <table:table-cell table:style-name="ce9" office:value-type="float" office:value="1.261" calcext:value-type="float">
            <text:p>1,261</text:p>
          </table:table-cell>
          <table:table-cell table:style-name="ce12" office:value-type="float" office:value="1.061" calcext:value-type="float">
            <text:p>1,061</text:p>
          </table:table-cell>
          <table:table-cell table:style-name="ce14" office:value-type="float" office:value="1.11" calcext:value-type="float">
            <text:p>1,110</text:p>
          </table:table-cell>
          <table:table-cell table:style-name="ce9" office:value-type="float" office:value="4250.92" calcext:value-type="float">
            <text:p>4250,920</text:p>
          </table:table-cell>
          <table:table-cell table:style-name="ce14" office:value-type="float" office:value="970.29" calcext:value-type="float">
            <text:p>970,290</text:p>
          </table:table-cell>
          <table:table-cell table:style-name="ce13" office:value-type="float" office:value="372.769" calcext:value-type="float">
            <text:p>372,769</text:p>
          </table:table-cell>
          <table:table-cell table:style-name="ce12" office:value-type="float" office:value="646.744" calcext:value-type="float">
            <text:p>646,744</text:p>
          </table:table-cell>
          <table:table-cell table:style-name="ce32" table:formula="of:=[.F9]/[.G9]" office:value-type="float" office:value="4.38108194457327" calcext:value-type="float">
            <text:p>4,381</text:p>
          </table:table-cell>
          <table:table-cell table:style-name="ce34" table:formula="of:=[.F9]/[.H9]" office:value-type="float" office:value="11.4036306667132" calcext:value-type="float">
            <text:p>11,404</text:p>
          </table:table-cell>
          <table:table-cell table:style-name="ce35" table:formula="of:=[.F9]/[.I9]" office:value-type="float" office:value="6.57280160310726" calcext:value-type="float">
            <text:p>6,573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9" office:value-type="float" office:value="1.229" calcext:value-type="float">
            <text:p>1,229</text:p>
          </table:table-cell>
          <table:table-cell table:style-name="ce14" office:value-type="float" office:value="1.218" calcext:value-type="float">
            <text:p>1,218</text:p>
          </table:table-cell>
          <table:table-cell table:style-name="ce12" office:value-type="float" office:value="1.181" calcext:value-type="float">
            <text:p>1,181</text:p>
          </table:table-cell>
          <table:table-cell table:style-name="ce13" office:value-type="float" office:value="1.125" calcext:value-type="float">
            <text:p>1,125</text:p>
          </table:table-cell>
          <table:table-cell table:style-name="ce9" office:value-type="float" office:value="4182.755" calcext:value-type="float">
            <text:p>4182,755</text:p>
          </table:table-cell>
          <table:table-cell table:style-name="ce14" office:value-type="float" office:value="938.355" calcext:value-type="float">
            <text:p>938,355</text:p>
          </table:table-cell>
          <table:table-cell table:style-name="ce13" office:value-type="float" office:value="378.098" calcext:value-type="float">
            <text:p>378,098</text:p>
          </table:table-cell>
          <table:table-cell table:style-name="ce12" office:value-type="float" office:value="676.183" calcext:value-type="float">
            <text:p>676,183</text:p>
          </table:table-cell>
          <table:table-cell table:style-name="ce32" table:formula="of:=[.F10]/[.G10]" office:value-type="float" office:value="4.45754005680153" calcext:value-type="float">
            <text:p>4,458</text:p>
          </table:table-cell>
          <table:table-cell table:style-name="ce34" table:formula="of:=[.F10]/[.H10]" office:value-type="float" office:value="11.0626213309777" calcext:value-type="float">
            <text:p>11,063</text:p>
          </table:table-cell>
          <table:table-cell table:style-name="ce35" table:formula="of:=[.F10]/[.I10]" office:value-type="float" office:value="6.18583282927847" calcext:value-type="float">
            <text:p>6,186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9" office:value-type="float" office:value="1.304" calcext:value-type="float">
            <text:p>1,304</text:p>
          </table:table-cell>
          <table:table-cell table:style-name="ce14" office:value-type="float" office:value="1.245" calcext:value-type="float">
            <text:p>1,245</text:p>
          </table:table-cell>
          <table:table-cell table:style-name="ce13" office:value-type="float" office:value="1.176" calcext:value-type="float">
            <text:p>1,176</text:p>
          </table:table-cell>
          <table:table-cell table:style-name="ce12" office:value-type="float" office:value="1.218" calcext:value-type="float">
            <text:p>1,218</text:p>
          </table:table-cell>
          <table:table-cell table:style-name="ce9" office:value-type="float" office:value="4226.226" calcext:value-type="float">
            <text:p>4226,226</text:p>
          </table:table-cell>
          <table:table-cell table:style-name="ce14" office:value-type="float" office:value="1012.982" calcext:value-type="float">
            <text:p>1012,982</text:p>
          </table:table-cell>
          <table:table-cell table:style-name="ce13" office:value-type="float" office:value="390.085" calcext:value-type="float">
            <text:p>390,085</text:p>
          </table:table-cell>
          <table:table-cell table:style-name="ce12" office:value-type="float" office:value="652.099" calcext:value-type="float">
            <text:p>652,099</text:p>
          </table:table-cell>
          <table:table-cell table:style-name="ce32" table:formula="of:=[.F11]/[.G11]" office:value-type="float" office:value="4.17206426175391" calcext:value-type="float">
            <text:p>4,172</text:p>
          </table:table-cell>
          <table:table-cell table:style-name="ce34" table:formula="of:=[.F11]/[.H11]" office:value-type="float" office:value="10.8341156414628" calcext:value-type="float">
            <text:p>10,834</text:p>
          </table:table-cell>
          <table:table-cell table:style-name="ce35" table:formula="of:=[.F11]/[.I11]" office:value-type="float" office:value="6.4809576460016" calcext:value-type="float">
            <text:p>6,481</text:p>
          </table:table-cell>
          <table:table-cell table:style-name="Default" table:number-columns-repeated="10"/>
          <table:table-cell table:number-columns-repeated="1001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13" office:value-type="float" office:value="0.942" calcext:value-type="float">
            <text:p>0,942</text:p>
          </table:table-cell>
          <table:table-cell table:style-name="ce9" office:value-type="float" office:value="1.247" calcext:value-type="float">
            <text:p>1,247</text:p>
          </table:table-cell>
          <table:table-cell table:style-name="ce14" office:value-type="float" office:value="1.164" calcext:value-type="float">
            <text:p>1,164</text:p>
          </table:table-cell>
          <table:table-cell table:style-name="ce12" office:value-type="float" office:value="1.158" calcext:value-type="float">
            <text:p>1,158</text:p>
          </table:table-cell>
          <table:table-cell table:style-name="ce9" office:value-type="float" office:value="4284.036" calcext:value-type="float">
            <text:p>4284,036</text:p>
          </table:table-cell>
          <table:table-cell table:style-name="ce14" office:value-type="float" office:value="956.974" calcext:value-type="float">
            <text:p>956,974</text:p>
          </table:table-cell>
          <table:table-cell table:style-name="ce13" office:value-type="float" office:value="401.202" calcext:value-type="float">
            <text:p>401,202</text:p>
          </table:table-cell>
          <table:table-cell table:style-name="ce12" office:value-type="float" office:value="670.077" calcext:value-type="float">
            <text:p>670,077</text:p>
          </table:table-cell>
          <table:table-cell table:style-name="ce32" table:formula="of:=[.F12]/[.G12]" office:value-type="float" office:value="4.47664826839601" calcext:value-type="float">
            <text:p>4,477</text:p>
          </table:table-cell>
          <table:table-cell table:style-name="ce34" table:formula="of:=[.F12]/[.H12]" office:value-type="float" office:value="10.6780026021805" calcext:value-type="float">
            <text:p>10,678</text:p>
          </table:table-cell>
          <table:table-cell table:style-name="ce35" table:formula="of:=[.F12]/[.I12]" office:value-type="float" office:value="6.39334882409037" calcext:value-type="float">
            <text:p>6,393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13" office:value-type="float" office:value="1.007" calcext:value-type="float">
            <text:p>1,007</text:p>
          </table:table-cell>
          <table:table-cell table:style-name="ce9" office:value-type="float" office:value="1.501" calcext:value-type="float">
            <text:p>1,501</text:p>
          </table:table-cell>
          <table:table-cell table:style-name="ce12" office:value-type="float" office:value="1.067" calcext:value-type="float">
            <text:p>1,067</text:p>
          </table:table-cell>
          <table:table-cell table:style-name="ce14" office:value-type="float" office:value="1.16" calcext:value-type="float">
            <text:p>1,160</text:p>
          </table:table-cell>
          <table:table-cell table:style-name="ce9" office:value-type="float" office:value="4258.737" calcext:value-type="float">
            <text:p>4258,737</text:p>
          </table:table-cell>
          <table:table-cell table:style-name="ce14" office:value-type="float" office:value="958.401" calcext:value-type="float">
            <text:p>958,401</text:p>
          </table:table-cell>
          <table:table-cell table:style-name="ce13" office:value-type="float" office:value="372.791" calcext:value-type="float">
            <text:p>372,791</text:p>
          </table:table-cell>
          <table:table-cell table:style-name="ce12" office:value-type="float" office:value="676.616" calcext:value-type="float">
            <text:p>676,616</text:p>
          </table:table-cell>
          <table:table-cell table:style-name="ce32" table:formula="of:=[.F13]/[.G13]" office:value-type="float" office:value="4.44358572246899" calcext:value-type="float">
            <text:p>4,444</text:p>
          </table:table-cell>
          <table:table-cell table:style-name="ce34" table:formula="of:=[.F13]/[.H13]" office:value-type="float" office:value="11.423926543291" calcext:value-type="float">
            <text:p>11,424</text:p>
          </table:table-cell>
          <table:table-cell table:style-name="ce35" table:formula="of:=[.F13]/[.I13]" office:value-type="float" office:value="6.29417128770233" calcext:value-type="float">
            <text:p>6,294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ce2" office:value-type="string" calcext:value-type="string">
            <text:p>Média</text:p>
          </table:table-cell>
          <table:table-cell table:style-name="ce14" table:formula="of:=AVERAGE([.B4:.B13])" office:value-type="float" office:value="1.2314" calcext:value-type="float">
            <text:p>1,231</text:p>
          </table:table-cell>
          <table:table-cell table:style-name="ce9" table:formula="of:=AVERAGE([.C4:.C13])" office:value-type="float" office:value="1.2626" calcext:value-type="float">
            <text:p>1,263</text:p>
          </table:table-cell>
          <table:table-cell table:style-name="ce13" table:formula="of:=AVERAGE([.D4:.D13])" office:value-type="float" office:value="1.1557" calcext:value-type="float">
            <text:p>1,156</text:p>
          </table:table-cell>
          <table:table-cell table:style-name="ce12" table:formula="of:=AVERAGE([.E4:.E13])" office:value-type="float" office:value="1.1662" calcext:value-type="float">
            <text:p>1,166</text:p>
          </table:table-cell>
          <table:table-cell table:style-name="ce9" table:formula="of:=AVERAGE([.F4:.F13])" office:value-type="float" office:value="4232.9351" calcext:value-type="float">
            <text:p>4232,935</text:p>
          </table:table-cell>
          <table:table-cell table:style-name="ce14" table:formula="of:=AVERAGE([.G4:.G13])" office:value-type="float" office:value="990.7692" calcext:value-type="float">
            <text:p>990,769</text:p>
          </table:table-cell>
          <table:table-cell table:style-name="ce13" table:formula="of:=AVERAGE([.H4:.H13])" office:value-type="float" office:value="390.1416" calcext:value-type="float">
            <text:p>390,142</text:p>
          </table:table-cell>
          <table:table-cell table:style-name="ce12" table:formula="of:=AVERAGE([.I4:.I13])" office:value-type="float" office:value="674.7564" calcext:value-type="float">
            <text:p>674,756</text:p>
          </table:table-cell>
          <table:table-cell table:style-name="ce32" table:formula="of:=AVERAGE([.J4:.J13])" office:value-type="float" office:value="4.28155956828785" calcext:value-type="float">
            <text:p>4,282</text:p>
          </table:table-cell>
          <table:table-cell table:style-name="ce34" table:formula="of:=AVERAGE([.K4:.K13])" office:value-type="float" office:value="10.8632272243374" calcext:value-type="float">
            <text:p>10,863</text:p>
          </table:table-cell>
          <table:table-cell table:style-name="ce35" table:formula="of:=AVERAGE([.L4:.L13])" office:value-type="float" office:value="6.28048173457817" calcext:value-type="float">
            <text:p>6,280</text:p>
          </table:table-cell>
          <table:table-cell table:style-name="Default" table:number-columns-repeated="7"/>
          <table:table-cell table:number-columns-repeated="1004"/>
        </table:table-row>
        <table:table-row table:style-name="ro3">
          <table:table-cell table:number-columns-repeated="3"/>
          <table:table-cell table:style-name="Default"/>
          <table:table-cell table:number-columns-repeated="2"/>
          <table:table-cell table:style-name="ce11" table:number-columns-repeated="3"/>
          <table:table-cell/>
          <table:table-cell table:style-name="Default"/>
          <table:table-cell table:number-columns-repeated="1012"/>
        </table:table-row>
        <table:table-row table:style-name="ro3" table:number-rows-repeated="2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012"/>
        </table:table-row>
        <table:table-row table:style-name="ro5" table:number-rows-repeated="6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1012"/>
        </table:table-row>
        <table:table-row table:style-name="ro5" table:number-rows-repeated="4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5" table:number-rows-repeated="4">
          <table:table-cell table:number-columns-repeated="9"/>
          <table:table-cell table:style-name="Default"/>
          <table:table-cell table:number-columns-repeated="1013"/>
        </table:table-row>
        <table:table-row table:style-name="ro5" table:number-rows-repeated="1048544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Planilha1.E4:Planilha1.E4">
            <calcext:condition calcext:apply-style-name="Note" calcext:value="formula-is([.$E$4] &gt; [.$D$4] ou [.$E$4] &gt; [.$C$4] ou [.$E$4] &gt; [.$B$4])" calcext:base-cell-address="Planilha1.E4"/>
            <calcext:condition calcext:apply-style-name="Bad" calcext:value="formula-is([.$E$4] &lt; [.$D$4] e [.$E$4] &lt; [.$C$4] e [.$E$4] &lt; [.$B$4])" calcext:base-cell-address="Planilha1.E4"/>
            <calcext:condition calcext:apply-style-name="Good" calcext:value="formula-is([.$E$4] &gt; [.$D$4] e [.$E$4] &gt; [.$C$4] e [.$E$4] &gt; [.$B$4])" calcext:base-cell-address="Planilha1.E4"/>
          </calcext:conditional-format>
        </calcext:conditional-formats>
      </table:table>
      <table:table table:name="Planilha3" table:style-name="ta1">
        <table:table-column table:style-name="co1" table:default-cell-style-name="ce2"/>
        <table:table-column table:style-name="co1" table:default-cell-style-name="ce37"/>
        <table:table-column table:style-name="co1" table:default-cell-style-name="ce38"/>
        <table:table-column table:style-name="co1" table:number-columns-repeated="2" table:default-cell-style-name="ce39"/>
        <table:table-column table:style-name="co1" table:default-cell-style-name="ce38"/>
        <table:table-column table:style-name="co1" table:default-cell-style-name="ce37"/>
        <table:table-column table:style-name="co1" table:default-cell-style-name="ce39"/>
        <table:table-column table:style-name="co1" table:default-cell-style-name="Bad_5f_mean"/>
        <table:table-column table:style-name="co2" table:default-cell-style-name="ce34"/>
        <table:table-column table:style-name="co2" table:default-cell-style-name="ce35"/>
        <table:table-column table:style-name="co2" table:default-cell-style-name="ce32"/>
        <table:table-row table:style-name="ro1">
          <table:table-cell table:style-name="Default"/>
          <table:table-cell table:style-name="ce5" office:value-type="string" calcext:value-type="string" table:number-columns-spanned="11" table:number-rows-spanned="1">
            <text:p>QUERY #2</text:p>
          </table:table-cell>
          <table:covered-table-cell table:number-columns-repeated="10" table:style-name="Default"/>
        </table:table-row>
        <table:table-row table:style-name="ro2">
          <table:table-cell table:style-name="Default"/>
          <table:table-cell table:style-name="ce6" office:value-type="string" calcext:value-type="string" table:number-columns-spanned="4" table:number-rows-spanned="1">
            <text:p>TEMPO PLANEJAMENTO</text:p>
            <text:p>(<text:span text:style-name="T1">ms</text:span>)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">
            <text:p>TEMPO DE EXECUÇÃO</text:p>
            <text:p><text:span text:style-name="T2">(</text:span><text:span text:style-name="T3">ms</text:span><text:span text:style-name="T4">)</text:span></text:p>
          </table:table-cell>
          <table:covered-table-cell table:number-columns-repeated="3" table:style-name="ce21"/>
          <table:table-cell table:style-name="ce2" office:value-type="string" calcext:value-type="string" table:number-columns-spanned="3" table:number-rows-spanned="1">
            <text:p>SpeedUp de execução</text:p>
            <text:p>(Comparado a execução sem índice)</text:p>
          </table:table-cell>
          <table:covered-table-cell table:number-columns-repeated="2" table:style-name="ce33"/>
        </table:table-row>
        <table:table-row table:style-name="ro3">
          <table:table-cell table:style-name="ce1" office:value-type="string" calcext:value-type="string">
            <text:p>#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.498" calcext:value-type="float">
            <text:p>0,498</text:p>
          </table:table-cell>
          <table:table-cell office:value-type="float" office:value="0.69" calcext:value-type="float">
            <text:p>0,690</text:p>
          </table:table-cell>
          <table:table-cell office:value-type="float" office:value="0.551" calcext:value-type="float">
            <text:p>0,551</text:p>
          </table:table-cell>
          <table:table-cell table:style-name="Bad_5f_mean" office:value-type="float" office:value="0.604" calcext:value-type="float">
            <text:p>0,604</text:p>
          </table:table-cell>
          <table:table-cell office:value-type="float" office:value="2487.198" calcext:value-type="float">
            <text:p>2487,198</text:p>
          </table:table-cell>
          <table:table-cell office:value-type="float" office:value="0.198" calcext:value-type="float">
            <text:p>0,198</text:p>
          </table:table-cell>
          <table:table-cell office:value-type="float" office:value="0.296" calcext:value-type="float">
            <text:p>0,296</text:p>
          </table:table-cell>
          <table:table-cell office:value-type="float" office:value="0.358" calcext:value-type="float">
            <text:p>0,358</text:p>
          </table:table-cell>
          <table:table-cell table:formula="of:=[.F4]/[.G4]" office:value-type="float" office:value="12561.6060606061" calcext:value-type="float">
            <text:p>12561,606</text:p>
          </table:table-cell>
          <table:table-cell table:formula="of:=[.F4]/[.H4]" office:value-type="float" office:value="8402.69594594595" calcext:value-type="float">
            <text:p>8402,696</text:p>
          </table:table-cell>
          <table:table-cell table:formula="of:=[.F4]/[.I4]" office:value-type="float" office:value="6947.48044692737" calcext:value-type="float">
            <text:p>6947,48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501" calcext:value-type="float">
            <text:p>0,501</text:p>
          </table:table-cell>
          <table:table-cell office:value-type="float" office:value="0.671" calcext:value-type="float">
            <text:p>0,671</text:p>
          </table:table-cell>
          <table:table-cell table:style-name="Bad_5f_mean" office:value-type="float" office:value="0.599" calcext:value-type="float">
            <text:p>0,599</text:p>
          </table:table-cell>
          <table:table-cell office:value-type="float" office:value="0.547" calcext:value-type="float">
            <text:p>0,547</text:p>
          </table:table-cell>
          <table:table-cell office:value-type="float" office:value="2521.016" calcext:value-type="float">
            <text:p>2521,016</text:p>
          </table:table-cell>
          <table:table-cell office:value-type="float" office:value="0.182" calcext:value-type="float">
            <text:p>0,182</text:p>
          </table:table-cell>
          <table:table-cell office:value-type="float" office:value="0.231" calcext:value-type="float">
            <text:p>0,231</text:p>
          </table:table-cell>
          <table:table-cell office:value-type="float" office:value="0.265" calcext:value-type="float">
            <text:p>0,265</text:p>
          </table:table-cell>
          <table:table-cell table:formula="of:=[.F5]/[.G5]" office:value-type="float" office:value="13851.7362637363" calcext:value-type="float">
            <text:p>13851,736</text:p>
          </table:table-cell>
          <table:table-cell table:formula="of:=[.F5]/[.H5]" office:value-type="float" office:value="10913.4891774892" calcext:value-type="float">
            <text:p>10913,489</text:p>
          </table:table-cell>
          <table:table-cell table:formula="of:=[.F5]/[.I5]" office:value-type="float" office:value="9513.2679245283" calcext:value-type="float">
            <text:p>9513,268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495" calcext:value-type="float">
            <text:p>0,495</text:p>
          </table:table-cell>
          <table:table-cell office:value-type="float" office:value="0.79" calcext:value-type="float">
            <text:p>0,790</text:p>
          </table:table-cell>
          <table:table-cell table:style-name="Bad_5f_mean" office:value-type="float" office:value="0.578" calcext:value-type="float">
            <text:p>0,578</text:p>
          </table:table-cell>
          <table:table-cell office:value-type="float" office:value="0.544" calcext:value-type="float">
            <text:p>0,544</text:p>
          </table:table-cell>
          <table:table-cell office:value-type="float" office:value="2413.946" calcext:value-type="float">
            <text:p>2413,946</text:p>
          </table:table-cell>
          <table:table-cell office:value-type="float" office:value="0.176" calcext:value-type="float">
            <text:p>0,176</text:p>
          </table:table-cell>
          <table:table-cell office:value-type="float" office:value="0.228" calcext:value-type="float">
            <text:p>0,228</text:p>
          </table:table-cell>
          <table:table-cell office:value-type="float" office:value="0.258" calcext:value-type="float">
            <text:p>0,258</text:p>
          </table:table-cell>
          <table:table-cell table:formula="of:=[.F6]/[.G6]" office:value-type="float" office:value="13715.6022727273" calcext:value-type="float">
            <text:p>13715,602</text:p>
          </table:table-cell>
          <table:table-cell table:formula="of:=[.F6]/[.H6]" office:value-type="float" office:value="10587.4824561404" calcext:value-type="float">
            <text:p>10587,482</text:p>
          </table:table-cell>
          <table:table-cell table:formula="of:=[.F6]/[.I6]" office:value-type="float" office:value="9356.37984496124" calcext:value-type="float">
            <text:p>9356,38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.501" calcext:value-type="float">
            <text:p>0,501</text:p>
          </table:table-cell>
          <table:table-cell office:value-type="float" office:value="0.763" calcext:value-type="float">
            <text:p>0,763</text:p>
          </table:table-cell>
          <table:table-cell office:value-type="float" office:value="0.574" calcext:value-type="float">
            <text:p>0,574</text:p>
          </table:table-cell>
          <table:table-cell table:style-name="Bad_5f_mean" office:value-type="float" office:value="0.579" calcext:value-type="float">
            <text:p>0,579</text:p>
          </table:table-cell>
          <table:table-cell office:value-type="float" office:value="2430.192" calcext:value-type="float">
            <text:p>2430,192</text:p>
          </table:table-cell>
          <table:table-cell office:value-type="float" office:value="0.176" calcext:value-type="float">
            <text:p>0,176</text:p>
          </table:table-cell>
          <table:table-cell office:value-type="float" office:value="0.227" calcext:value-type="float">
            <text:p>0,227</text:p>
          </table:table-cell>
          <table:table-cell office:value-type="float" office:value="0.292" calcext:value-type="float">
            <text:p>0,292</text:p>
          </table:table-cell>
          <table:table-cell table:formula="of:=[.F7]/[.G7]" office:value-type="float" office:value="13807.9090909091" calcext:value-type="float">
            <text:p>13807,909</text:p>
          </table:table-cell>
          <table:table-cell table:formula="of:=[.F7]/[.H7]" office:value-type="float" office:value="10705.6916299559" calcext:value-type="float">
            <text:p>10705,692</text:p>
          </table:table-cell>
          <table:table-cell table:formula="of:=[.F7]/[.I7]" office:value-type="float" office:value="8322.57534246575" calcext:value-type="float">
            <text:p>8322,575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Bad_5f_mean" office:value-type="float" office:value="0.651" calcext:value-type="float">
            <text:p>0,651</text:p>
          </table:table-cell>
          <table:table-cell office:value-type="float" office:value="0.669" calcext:value-type="float">
            <text:p>0,669</text:p>
          </table:table-cell>
          <table:table-cell office:value-type="float" office:value="0.637" calcext:value-type="float">
            <text:p>0,637</text:p>
          </table:table-cell>
          <table:table-cell table:style-name="ce37" office:value-type="float" office:value="0.57" calcext:value-type="float">
            <text:p>0,570</text:p>
          </table:table-cell>
          <table:table-cell office:value-type="float" office:value="2436.683" calcext:value-type="float">
            <text:p>2436,683</text:p>
          </table:table-cell>
          <table:table-cell office:value-type="float" office:value="0.211" calcext:value-type="float">
            <text:p>0,211</text:p>
          </table:table-cell>
          <table:table-cell office:value-type="float" office:value="0.268" calcext:value-type="float">
            <text:p>0,268</text:p>
          </table:table-cell>
          <table:table-cell office:value-type="float" office:value="0.304" calcext:value-type="float">
            <text:p>0,304</text:p>
          </table:table-cell>
          <table:table-cell table:formula="of:=[.F8]/[.G8]" office:value-type="float" office:value="11548.2606635071" calcext:value-type="float">
            <text:p>11548,261</text:p>
          </table:table-cell>
          <table:table-cell table:formula="of:=[.F8]/[.H8]" office:value-type="float" office:value="9092.10074626866" calcext:value-type="float">
            <text:p>9092,101</text:p>
          </table:table-cell>
          <table:table-cell table:formula="of:=[.F8]/[.I8]" office:value-type="float" office:value="8015.40460526316" calcext:value-type="float">
            <text:p>8015,405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0.494" calcext:value-type="float">
            <text:p>0,494</text:p>
          </table:table-cell>
          <table:table-cell table:style-name="Bad_5f_mean" office:value-type="float" office:value="0.639" calcext:value-type="float">
            <text:p>0,639</text:p>
          </table:table-cell>
          <table:table-cell office:value-type="float" office:value="0.551" calcext:value-type="float">
            <text:p>0,551</text:p>
          </table:table-cell>
          <table:table-cell table:style-name="ce38" office:value-type="float" office:value="0.64" calcext:value-type="float">
            <text:p>0,640</text:p>
          </table:table-cell>
          <table:table-cell office:value-type="float" office:value="2455.441" calcext:value-type="float">
            <text:p>2455,44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19" calcext:value-type="float">
            <text:p>0,219</text:p>
          </table:table-cell>
          <table:table-cell office:value-type="float" office:value="0.309" calcext:value-type="float">
            <text:p>0,309</text:p>
          </table:table-cell>
          <table:table-cell table:formula="of:=[.F9]/[.G9]" office:value-type="float" office:value="14031.0914285714" calcext:value-type="float">
            <text:p>14031,091</text:p>
          </table:table-cell>
          <table:table-cell table:formula="of:=[.F9]/[.H9]" office:value-type="float" office:value="11212.0593607306" calcext:value-type="float">
            <text:p>11212,059</text:p>
          </table:table-cell>
          <table:table-cell table:formula="of:=[.F9]/[.I9]" office:value-type="float" office:value="7946.41100323625" calcext:value-type="float">
            <text:p>7946,411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537" calcext:value-type="float">
            <text:p>0,537</text:p>
          </table:table-cell>
          <table:table-cell office:value-type="float" office:value="0.669" calcext:value-type="float">
            <text:p>0,669</text:p>
          </table:table-cell>
          <table:table-cell office:value-type="float" office:value="0.57" calcext:value-type="float">
            <text:p>0,570</text:p>
          </table:table-cell>
          <table:table-cell table:style-name="Bad_5f_mean" office:value-type="float" office:value="0.593" calcext:value-type="float">
            <text:p>0,593</text:p>
          </table:table-cell>
          <table:table-cell office:value-type="float" office:value="2568.601" calcext:value-type="float">
            <text:p>2568,60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35" calcext:value-type="float">
            <text:p>0,235</text:p>
          </table:table-cell>
          <table:table-cell office:value-type="float" office:value="0.309" calcext:value-type="float">
            <text:p>0,309</text:p>
          </table:table-cell>
          <table:table-cell table:formula="of:=[.F10]/[.G10]" office:value-type="float" office:value="12349.0432692308" calcext:value-type="float">
            <text:p>12349,043</text:p>
          </table:table-cell>
          <table:table-cell table:formula="of:=[.F10]/[.H10]" office:value-type="float" office:value="10930.2170212766" calcext:value-type="float">
            <text:p>10930,217</text:p>
          </table:table-cell>
          <table:table-cell table:formula="of:=[.F10]/[.I10]" office:value-type="float" office:value="8312.62459546926" calcext:value-type="float">
            <text:p>8312,625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.496" calcext:value-type="float">
            <text:p>0,496</text:p>
          </table:table-cell>
          <table:table-cell office:value-type="float" office:value="0.695" calcext:value-type="float">
            <text:p>0,695</text:p>
          </table:table-cell>
          <table:table-cell office:value-type="float" office:value="0.559" calcext:value-type="float">
            <text:p>0,559</text:p>
          </table:table-cell>
          <table:table-cell table:style-name="Bad_5f_mean" office:value-type="float" office:value="0.582" calcext:value-type="float">
            <text:p>0,582</text:p>
          </table:table-cell>
          <table:table-cell office:value-type="float" office:value="2498.995" calcext:value-type="float">
            <text:p>2498,995</text:p>
          </table:table-cell>
          <table:table-cell office:value-type="float" office:value="0.203" calcext:value-type="float">
            <text:p>0,203</text:p>
          </table:table-cell>
          <table:table-cell office:value-type="float" office:value="0.25" calcext:value-type="float">
            <text:p>0,250</text:p>
          </table:table-cell>
          <table:table-cell office:value-type="float" office:value="0.294" calcext:value-type="float">
            <text:p>0,294</text:p>
          </table:table-cell>
          <table:table-cell table:formula="of:=[.F11]/[.G11]" office:value-type="float" office:value="12310.3201970443" calcext:value-type="float">
            <text:p>12310,320</text:p>
          </table:table-cell>
          <table:table-cell table:formula="of:=[.F11]/[.H11]" office:value-type="float" office:value="9995.98" calcext:value-type="float">
            <text:p>9995,980</text:p>
          </table:table-cell>
          <table:table-cell table:formula="of:=[.F11]/[.I11]" office:value-type="float" office:value="8499.98299319728" calcext:value-type="float">
            <text:p>8499,983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0.497" calcext:value-type="float">
            <text:p>0,497</text:p>
          </table:table-cell>
          <table:table-cell office:value-type="float" office:value="0.695" calcext:value-type="float">
            <text:p>0,695</text:p>
          </table:table-cell>
          <table:table-cell table:style-name="Bad_5f_mean" office:value-type="float" office:value="0.598" calcext:value-type="float">
            <text:p>0,598</text:p>
          </table:table-cell>
          <table:table-cell office:value-type="float" office:value="0.527" calcext:value-type="float">
            <text:p>0,527</text:p>
          </table:table-cell>
          <table:table-cell office:value-type="float" office:value="2566.559" calcext:value-type="float">
            <text:p>2566,559</text:p>
          </table:table-cell>
          <table:table-cell office:value-type="float" office:value="0.207" calcext:value-type="float">
            <text:p>0,207</text:p>
          </table:table-cell>
          <table:table-cell office:value-type="float" office:value="0.237" calcext:value-type="float">
            <text:p>0,237</text:p>
          </table:table-cell>
          <table:table-cell office:value-type="float" office:value="0.25" calcext:value-type="float">
            <text:p>0,250</text:p>
          </table:table-cell>
          <table:table-cell table:formula="of:=[.F12]/[.G12]" office:value-type="float" office:value="12398.8357487923" calcext:value-type="float">
            <text:p>12398,836</text:p>
          </table:table-cell>
          <table:table-cell table:formula="of:=[.F12]/[.H12]" office:value-type="float" office:value="10829.3628691983" calcext:value-type="float">
            <text:p>10829,363</text:p>
          </table:table-cell>
          <table:table-cell table:formula="of:=[.F12]/[.I12]" office:value-type="float" office:value="10266.236" calcext:value-type="float">
            <text:p>10266,236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.491" calcext:value-type="float">
            <text:p>0,491</text:p>
          </table:table-cell>
          <table:table-cell office:value-type="float" office:value="0.634" calcext:value-type="float">
            <text:p>0,634</text:p>
          </table:table-cell>
          <table:table-cell table:style-name="Bad_5f_mean" office:value-type="float" office:value="0.616" calcext:value-type="float">
            <text:p>0,616</text:p>
          </table:table-cell>
          <table:table-cell office:value-type="float" office:value="0.546" calcext:value-type="float">
            <text:p>0,546</text:p>
          </table:table-cell>
          <table:table-cell office:value-type="float" office:value="2492.673" calcext:value-type="float">
            <text:p>2492,673</text:p>
          </table:table-cell>
          <table:table-cell office:value-type="float" office:value="0.223" calcext:value-type="float">
            <text:p>0,223</text:p>
          </table:table-cell>
          <table:table-cell table:number-columns-repeated="2" table:style-name="ce40" office:value-type="float" office:value="0.262" calcext:value-type="float">
            <text:p>0,262</text:p>
          </table:table-cell>
          <table:table-cell table:formula="of:=[.F13]/[.G13]" office:value-type="float" office:value="11177.9058295964" calcext:value-type="float">
            <text:p>11177,906</text:p>
          </table:table-cell>
          <table:table-cell table:formula="of:=[.F13]/[.H13]" office:value-type="float" office:value="9514.01908396946" calcext:value-type="float">
            <text:p>9514,019</text:p>
          </table:table-cell>
          <table:table-cell table:style-name="ce35" table:formula="of:=[.F13]/[.I13]" office:value-type="float" office:value="9514.01908396946" calcext:value-type="float">
            <text:p>9514,019</text:p>
          </table:table-cell>
        </table:table-row>
        <table:table-row table:style-name="ro4">
          <table:table-cell office:value-type="string" calcext:value-type="string">
            <text:p>Média</text:p>
          </table:table-cell>
          <table:table-cell table:formula="of:=AVERAGE([.B4:.B13])" office:value-type="float" office:value="0.5161" calcext:value-type="float">
            <text:p>0,516</text:p>
          </table:table-cell>
          <table:table-cell table:formula="of:=AVERAGE([.C4:.C13])" office:value-type="float" office:value="0.6915" calcext:value-type="float">
            <text:p>0,692</text:p>
          </table:table-cell>
          <table:table-cell table:style-name="Bad_5f_mean" table:formula="of:=AVERAGE([.D4:.D13])" office:value-type="float" office:value="0.5833" calcext:value-type="float">
            <text:p>0,583</text:p>
          </table:table-cell>
          <table:table-cell table:formula="of:=AVERAGE([.E4:.E13])" office:value-type="float" office:value="0.5732" calcext:value-type="float">
            <text:p>0,573</text:p>
          </table:table-cell>
          <table:table-cell table:formula="of:=AVERAGE([.F4:.F13])" office:value-type="float" office:value="2487.1304" calcext:value-type="float">
            <text:p>2487,130</text:p>
          </table:table-cell>
          <table:table-cell table:formula="of:=AVERAGE([.G4:.G13])" office:value-type="float" office:value="0.1959" calcext:value-type="float">
            <text:p>0,196</text:p>
          </table:table-cell>
          <table:table-cell table:formula="of:=AVERAGE([.H4:.H13])" office:value-type="float" office:value="0.2453" calcext:value-type="float">
            <text:p>0,245</text:p>
          </table:table-cell>
          <table:table-cell table:formula="of:=AVERAGE([.I4:.I13])" office:value-type="float" office:value="0.2901" calcext:value-type="float">
            <text:p>0,290</text:p>
          </table:table-cell>
          <table:table-cell table:formula="of:=AVERAGE([.J4:.J13])" office:value-type="float" office:value="12775.2310824721" calcext:value-type="float">
            <text:p>12775,231</text:p>
          </table:table-cell>
          <table:table-cell table:formula="of:=AVERAGE([.K4:.K13])" office:value-type="float" office:value="10218.3098290975" calcext:value-type="float">
            <text:p>10218,310</text:p>
          </table:table-cell>
          <table:table-cell table:formula="of:=AVERAGE([.L4:.L13])" office:value-type="float" office:value="8669.43818400181" calcext:value-type="float">
            <text:p>8669,438</text:p>
          </table:table-cell>
        </table:table-row>
      </table:table>
      <table:table table:name="Planilha4" table:style-name="ta1">
        <table:table-column table:style-name="co1" table:default-cell-style-name="ce2"/>
        <table:table-column table:style-name="co1" table:default-cell-style-name="ce37"/>
        <table:table-column table:style-name="co1" table:default-cell-style-name="ce38"/>
        <table:table-column table:style-name="co1" table:default-cell-style-name="Bad_5f_mean"/>
        <table:table-column table:style-name="co1" table:default-cell-style-name="ce39"/>
        <table:table-column table:style-name="co1" table:default-cell-style-name="ce38"/>
        <table:table-column table:style-name="co1" table:default-cell-style-name="ce37"/>
        <table:table-column table:style-name="co1" table:default-cell-style-name="Bad_5f_mean"/>
        <table:table-column table:style-name="co1" table:default-cell-style-name="ce39"/>
        <table:table-column table:style-name="co2" table:default-cell-style-name="ce34"/>
        <table:table-column table:style-name="co2" table:default-cell-style-name="ce32"/>
        <table:table-column table:style-name="co2" table:default-cell-style-name="ce35"/>
        <table:table-row table:style-name="ro1">
          <table:table-cell table:style-name="Default"/>
          <table:table-cell table:style-name="ce5" office:value-type="string" calcext:value-type="string" table:number-columns-spanned="11" table:number-rows-spanned="1">
            <text:p>QUERY #3</text:p>
          </table:table-cell>
          <table:covered-table-cell table:number-columns-repeated="10" table:style-name="Default"/>
        </table:table-row>
        <table:table-row table:style-name="ro2">
          <table:table-cell table:style-name="Default"/>
          <table:table-cell table:style-name="ce6" office:value-type="string" calcext:value-type="string" table:number-columns-spanned="4" table:number-rows-spanned="1">
            <text:p>TEMPO PLANEJAMENTO</text:p>
            <text:p>(<text:span text:style-name="T1">ms</text:span>)</text:p>
          </table:table-cell>
          <table:covered-table-cell table:number-columns-repeated="3" table:style-name="ce21"/>
          <table:table-cell table:style-name="ce2" office:value-type="string" calcext:value-type="string" table:number-columns-spanned="4" table:number-rows-spanned="1">
            <text:p>TEMPO DE EXECUÇÃO</text:p>
            <text:p><text:span text:style-name="T2">(</text:span><text:span text:style-name="T3">ms</text:span><text:span text:style-name="T4">)</text:span></text:p>
          </table:table-cell>
          <table:covered-table-cell table:number-columns-repeated="3" table:style-name="ce21"/>
          <table:table-cell table:style-name="ce2" office:value-type="string" calcext:value-type="string" table:number-columns-spanned="3" table:number-rows-spanned="1">
            <text:p>SpeedUp de execução</text:p>
            <text:p>(Comparado a execução sem índice)</text:p>
          </table:table-cell>
          <table:covered-table-cell table:number-columns-repeated="2" table:style-name="ce33"/>
        </table:table-row>
        <table:table-row table:style-name="ro3">
          <table:table-cell table:style-name="ce1" office:value-type="string" calcext:value-type="string">
            <text:p>#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26" office:value-type="string" calcext:value-type="string">
            <text:p>GiST</text:p>
          </table:table-cell>
          <table:table-cell table:style-name="ce42" office:value-type="string" calcext:value-type="string">
            <text:p>S/ Índice</text:p>
          </table:table-cell>
          <table:table-cell table:style-name="ce22" office:value-type="string" calcext:value-type="string">
            <text:p>B-Tree</text:p>
          </table:table-cell>
          <table:table-cell table:style-name="ce24" office:value-type="string" calcext:value-type="string">
            <text:p>GIN</text:p>
          </table:table-cell>
          <table:table-cell table:style-name="ce41" office:value-type="string" calcext:value-type="string">
            <text:p>GiST</text:p>
          </table:table-cell>
          <table:table-cell table:style-name="ce46" office:value-type="string" calcext:value-type="string">
            <text:p>B-Tree</text:p>
          </table:table-cell>
          <table:table-cell table:style-name="ce47" office:value-type="string" calcext:value-type="string">
            <text:p>GIN</text:p>
          </table:table-cell>
          <table:table-cell table:style-name="ce41" office:value-type="string" calcext:value-type="string">
            <text:p>GiST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39" office:value-type="float" office:value="0.551" calcext:value-type="float">
            <text:p>0,551</text:p>
          </table:table-cell>
          <table:table-cell office:value-type="float" office:value="0.647" calcext:value-type="float">
            <text:p>0,647</text:p>
          </table:table-cell>
          <table:table-cell table:style-name="ce37" office:value-type="float" office:value="0.544" calcext:value-type="float">
            <text:p>0,544</text:p>
          </table:table-cell>
          <table:table-cell table:style-name="Bad_5f_mean" office:value-type="float" office:value="0.635" calcext:value-type="float">
            <text:p>0,635</text:p>
          </table:table-cell>
          <table:table-cell office:value-type="float" office:value="110.028" calcext:value-type="float">
            <text:p>110,028</text:p>
          </table:table-cell>
          <table:table-cell office:value-type="float" office:value="0.361" calcext:value-type="float">
            <text:p>0,361</text:p>
          </table:table-cell>
          <table:table-cell office:value-type="float" office:value="0.419" calcext:value-type="float">
            <text:p>0,419</text:p>
          </table:table-cell>
          <table:table-cell office:value-type="float" office:value="0.367" calcext:value-type="float">
            <text:p>0,367</text:p>
          </table:table-cell>
          <table:table-cell table:formula="of:=[.F4]/[.G4]" office:value-type="float" office:value="304.786703601108" calcext:value-type="float">
            <text:p>304,787</text:p>
          </table:table-cell>
          <table:table-cell table:formula="of:=[.F4]/[.H4]" office:value-type="float" office:value="262.596658711217" calcext:value-type="float">
            <text:p>262,597</text:p>
          </table:table-cell>
          <table:table-cell table:formula="of:=[.F4]/[.I4]" office:value-type="float" office:value="299.803814713896" calcext:value-type="float">
            <text:p>299,804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0.496" calcext:value-type="float">
            <text:p>0,496</text:p>
          </table:table-cell>
          <table:table-cell office:value-type="float" office:value="0.615" calcext:value-type="float">
            <text:p>0,615</text:p>
          </table:table-cell>
          <table:table-cell office:value-type="float" office:value="0.596" calcext:value-type="float">
            <text:p>0,596</text:p>
          </table:table-cell>
          <table:table-cell office:value-type="float" office:value="0.585" calcext:value-type="float">
            <text:p>0,585</text:p>
          </table:table-cell>
          <table:table-cell office:value-type="float" office:value="104.738" calcext:value-type="float">
            <text:p>104,738</text:p>
          </table:table-cell>
          <table:table-cell office:value-type="float" office:value="0.27" calcext:value-type="float">
            <text:p>0,270</text:p>
          </table:table-cell>
          <table:table-cell table:style-name="ce39" office:value-type="float" office:value="0.33" calcext:value-type="float">
            <text:p>0,330</text:p>
          </table:table-cell>
          <table:table-cell table:style-name="ce45" office:value-type="float" office:value="0.343" calcext:value-type="float">
            <text:p>0,343</text:p>
          </table:table-cell>
          <table:table-cell table:formula="of:=[.F5]/[.G5]" office:value-type="float" office:value="387.918518518518" calcext:value-type="float">
            <text:p>387,919</text:p>
          </table:table-cell>
          <table:table-cell table:style-name="ce35" table:formula="of:=[.F5]/[.H5]" office:value-type="float" office:value="317.387878787879" calcext:value-type="float">
            <text:p>317,388</text:p>
          </table:table-cell>
          <table:table-cell table:style-name="ce32" table:formula="of:=[.F5]/[.I5]" office:value-type="float" office:value="305.35860058309" calcext:value-type="float">
            <text:p>305,359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0.499" calcext:value-type="float">
            <text:p>0,499</text:p>
          </table:table-cell>
          <table:table-cell office:value-type="float" office:value="0.686" calcext:value-type="float">
            <text:p>0,686</text:p>
          </table:table-cell>
          <table:table-cell office:value-type="float" office:value="0.611" calcext:value-type="float">
            <text:p>0,611</text:p>
          </table:table-cell>
          <table:table-cell office:value-type="float" office:value="0.54" calcext:value-type="float">
            <text:p>0,540</text:p>
          </table:table-cell>
          <table:table-cell office:value-type="float" office:value="134.541" calcext:value-type="float">
            <text:p>134,541</text:p>
          </table:table-cell>
          <table:table-cell table:style-name="ce39" office:value-type="float" office:value="0.316" calcext:value-type="float">
            <text:p>0,316</text:p>
          </table:table-cell>
          <table:table-cell office:value-type="float" office:value="0.359" calcext:value-type="float">
            <text:p>0,359</text:p>
          </table:table-cell>
          <table:table-cell table:style-name="ce37" office:value-type="float" office:value="0.315" calcext:value-type="float">
            <text:p>0,315</text:p>
          </table:table-cell>
          <table:table-cell table:style-name="ce35" table:formula="of:=[.F6]/[.G6]" office:value-type="float" office:value="425.762658227848" calcext:value-type="float">
            <text:p>425,763</text:p>
          </table:table-cell>
          <table:table-cell table:formula="of:=[.F6]/[.H6]" office:value-type="float" office:value="374.766016713092" calcext:value-type="float">
            <text:p>374,766</text:p>
          </table:table-cell>
          <table:table-cell table:style-name="ce34" table:formula="of:=[.F6]/[.I6]" office:value-type="float" office:value="427.114285714286" calcext:value-type="float">
            <text:p>427,11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.515" calcext:value-type="float">
            <text:p>0,515</text:p>
          </table:table-cell>
          <table:table-cell office:value-type="float" office:value="0.652" calcext:value-type="float">
            <text:p>0,652</text:p>
          </table:table-cell>
          <table:table-cell table:style-name="ce39" office:value-type="float" office:value="0.529" calcext:value-type="float">
            <text:p>0,529</text:p>
          </table:table-cell>
          <table:table-cell table:style-name="Bad_5f_mean" office:value-type="float" office:value="0.566" calcext:value-type="float">
            <text:p>0,566</text:p>
          </table:table-cell>
          <table:table-cell office:value-type="float" office:value="106.147" calcext:value-type="float">
            <text:p>106,147</text:p>
          </table:table-cell>
          <table:table-cell table:style-name="ce39" office:value-type="float" office:value="0.305" calcext:value-type="float">
            <text:p>0,305</text:p>
          </table:table-cell>
          <table:table-cell table:style-name="ce37" office:value-type="float" office:value="0.29" calcext:value-type="float">
            <text:p>0,290</text:p>
          </table:table-cell>
          <table:table-cell table:style-name="ce45" office:value-type="float" office:value="0.35" calcext:value-type="float">
            <text:p>0,350</text:p>
          </table:table-cell>
          <table:table-cell table:style-name="ce35" table:formula="of:=[.F7]/[.G7]" office:value-type="float" office:value="348.022950819672" calcext:value-type="float">
            <text:p>348,023</text:p>
          </table:table-cell>
          <table:table-cell table:style-name="ce34" table:formula="of:=[.F7]/[.H7]" office:value-type="float" office:value="366.024137931035" calcext:value-type="float">
            <text:p>366,024</text:p>
          </table:table-cell>
          <table:table-cell table:style-name="ce32" table:formula="of:=[.F7]/[.I7]" office:value-type="float" office:value="303.277142857143" calcext:value-type="float">
            <text:p>303,277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Neutral" office:value-type="float" office:value="0.559" calcext:value-type="float">
            <text:p>0,559</text:p>
          </table:table-cell>
          <table:table-cell office:value-type="float" office:value="0.636" calcext:value-type="float">
            <text:p>0,636</text:p>
          </table:table-cell>
          <table:table-cell office:value-type="float" office:value="0.574" calcext:value-type="float">
            <text:p>0,574</text:p>
          </table:table-cell>
          <table:table-cell table:style-name="ce37" office:value-type="float" office:value="0.516" calcext:value-type="float">
            <text:p>0,516</text:p>
          </table:table-cell>
          <table:table-cell office:value-type="float" office:value="119.873" calcext:value-type="float">
            <text:p>119,873</text:p>
          </table:table-cell>
          <table:table-cell table:style-name="Bad_5f_mean" office:value-type="float" office:value="0.328" calcext:value-type="float">
            <text:p>0,328</text:p>
          </table:table-cell>
          <table:table-cell table:style-name="ce37" office:value-type="float" office:value="0.299" calcext:value-type="float">
            <text:p>0,299</text:p>
          </table:table-cell>
          <table:table-cell office:value-type="float" office:value="0.324" calcext:value-type="float">
            <text:p>0,324</text:p>
          </table:table-cell>
          <table:table-cell table:style-name="ce32" table:formula="of:=[.F8]/[.G8]" office:value-type="float" office:value="365.466463414634" calcext:value-type="float">
            <text:p>365,466</text:p>
          </table:table-cell>
          <table:table-cell table:style-name="ce34" table:formula="of:=[.F8]/[.H8]" office:value-type="float" office:value="400.913043478261" calcext:value-type="float">
            <text:p>400,913</text:p>
          </table:table-cell>
          <table:table-cell table:formula="of:=[.F8]/[.I8]" office:value-type="float" office:value="369.978395061728" calcext:value-type="float">
            <text:p>369,978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39" office:value-type="float" office:value="0.571" calcext:value-type="float">
            <text:p>0,571</text:p>
          </table:table-cell>
          <table:table-cell office:value-type="float" office:value="0.631" calcext:value-type="float">
            <text:p>0,631</text:p>
          </table:table-cell>
          <table:table-cell office:value-type="float" office:value="0.618" calcext:value-type="float">
            <text:p>0,618</text:p>
          </table:table-cell>
          <table:table-cell table:style-name="ce37" office:value-type="float" office:value="0.517" calcext:value-type="float">
            <text:p>0,517</text:p>
          </table:table-cell>
          <table:table-cell office:value-type="float" office:value="121.75" calcext:value-type="float">
            <text:p>121,750</text:p>
          </table:table-cell>
          <table:table-cell office:value-type="float" office:value="0.276" calcext:value-type="float">
            <text:p>0,276</text:p>
          </table:table-cell>
          <table:table-cell office:value-type="float" office:value="0.357" calcext:value-type="float">
            <text:p>0,357</text:p>
          </table:table-cell>
          <table:table-cell office:value-type="float" office:value="0.3" calcext:value-type="float">
            <text:p>0,300</text:p>
          </table:table-cell>
          <table:table-cell table:formula="of:=[.F9]/[.G9]" office:value-type="float" office:value="441.123188405797" calcext:value-type="float">
            <text:p>441,123</text:p>
          </table:table-cell>
          <table:table-cell table:formula="of:=[.F9]/[.H9]" office:value-type="float" office:value="341.036414565826" calcext:value-type="float">
            <text:p>341,036</text:p>
          </table:table-cell>
          <table:table-cell table:formula="of:=[.F9]/[.I9]" office:value-type="float" office:value="405.833333333333" calcext:value-type="float">
            <text:p>405,833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0.502" calcext:value-type="float">
            <text:p>0,502</text:p>
          </table:table-cell>
          <table:table-cell office:value-type="float" office:value="0.646" calcext:value-type="float">
            <text:p>0,646</text:p>
          </table:table-cell>
          <table:table-cell office:value-type="float" office:value="0.603" calcext:value-type="float">
            <text:p>0,603</text:p>
          </table:table-cell>
          <table:table-cell office:value-type="float" office:value="0.579" calcext:value-type="float">
            <text:p>0,579</text:p>
          </table:table-cell>
          <table:table-cell office:value-type="float" office:value="124.989" calcext:value-type="float">
            <text:p>124,989</text:p>
          </table:table-cell>
          <table:table-cell office:value-type="float" office:value="0.273" calcext:value-type="float">
            <text:p>0,273</text:p>
          </table:table-cell>
          <table:table-cell table:style-name="ce39" office:value-type="float" office:value="0.301" calcext:value-type="float">
            <text:p>0,301</text:p>
          </table:table-cell>
          <table:table-cell table:style-name="ce45" office:value-type="float" office:value="0.333" calcext:value-type="float">
            <text:p>0,333</text:p>
          </table:table-cell>
          <table:table-cell table:formula="of:=[.F10]/[.G10]" office:value-type="float" office:value="457.835164835165" calcext:value-type="float">
            <text:p>457,835</text:p>
          </table:table-cell>
          <table:table-cell table:style-name="ce35" table:formula="of:=[.F10]/[.H10]" office:value-type="float" office:value="415.24584717608" calcext:value-type="float">
            <text:p>415,246</text:p>
          </table:table-cell>
          <table:table-cell table:style-name="ce32" table:formula="of:=[.F10]/[.I10]" office:value-type="float" office:value="375.342342342342" calcext:value-type="float">
            <text:p>375,342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0.513" calcext:value-type="float">
            <text:p>0,513</text:p>
          </table:table-cell>
          <table:table-cell office:value-type="float" office:value="0.64" calcext:value-type="float">
            <text:p>0,640</text:p>
          </table:table-cell>
          <table:table-cell table:style-name="ce39" office:value-type="float" office:value="0.535" calcext:value-type="float">
            <text:p>0,535</text:p>
          </table:table-cell>
          <table:table-cell table:style-name="Bad_5f_mean" office:value-type="float" office:value="0.543" calcext:value-type="float">
            <text:p>0,543</text:p>
          </table:table-cell>
          <table:table-cell office:value-type="float" office:value="119.614" calcext:value-type="float">
            <text:p>119,614</text:p>
          </table:table-cell>
          <table:table-cell table:style-name="ce39" office:value-type="float" office:value="0.297" calcext:value-type="float">
            <text:p>0,297</text:p>
          </table:table-cell>
          <table:table-cell table:style-name="ce37" office:value-type="float" office:value="0.289" calcext:value-type="float">
            <text:p>0,289</text:p>
          </table:table-cell>
          <table:table-cell table:style-name="ce45" office:value-type="float" office:value="0.303" calcext:value-type="float">
            <text:p>0,303</text:p>
          </table:table-cell>
          <table:table-cell table:style-name="ce35" table:formula="of:=[.F11]/[.G11]" office:value-type="float" office:value="402.740740740741" calcext:value-type="float">
            <text:p>402,741</text:p>
          </table:table-cell>
          <table:table-cell table:style-name="ce34" table:formula="of:=[.F11]/[.H11]" office:value-type="float" office:value="413.889273356401" calcext:value-type="float">
            <text:p>413,889</text:p>
          </table:table-cell>
          <table:table-cell table:style-name="ce32" table:formula="of:=[.F11]/[.I11]" office:value-type="float" office:value="394.765676567657" calcext:value-type="float">
            <text:p>394,766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39" office:value-type="float" office:value="0.542" calcext:value-type="float">
            <text:p>0,542</text:p>
          </table:table-cell>
          <table:table-cell office:value-type="float" office:value="0.619" calcext:value-type="float">
            <text:p>0,619</text:p>
          </table:table-cell>
          <table:table-cell office:value-type="float" office:value="0.613" calcext:value-type="float">
            <text:p>0,613</text:p>
          </table:table-cell>
          <table:table-cell table:style-name="ce37" office:value-type="float" office:value="0.529" calcext:value-type="float">
            <text:p>0,529</text:p>
          </table:table-cell>
          <table:table-cell office:value-type="float" office:value="115.633" calcext:value-type="float">
            <text:p>115,633</text:p>
          </table:table-cell>
          <table:table-cell office:value-type="float" office:value="0.27" calcext:value-type="float">
            <text:p>0,270</text:p>
          </table:table-cell>
          <table:table-cell office:value-type="float" office:value="0.336" calcext:value-type="float">
            <text:p>0,336</text:p>
          </table:table-cell>
          <table:table-cell office:value-type="float" office:value="0.301" calcext:value-type="float">
            <text:p>0,301</text:p>
          </table:table-cell>
          <table:table-cell table:formula="of:=[.F12]/[.G12]" office:value-type="float" office:value="428.27037037037" calcext:value-type="float">
            <text:p>428,270</text:p>
          </table:table-cell>
          <table:table-cell table:formula="of:=[.F12]/[.H12]" office:value-type="float" office:value="344.145833333333" calcext:value-type="float">
            <text:p>344,146</text:p>
          </table:table-cell>
          <table:table-cell table:formula="of:=[.F12]/[.I12]" office:value-type="float" office:value="384.162790697674" calcext:value-type="float">
            <text:p>384,163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,513</text:p>
          </table:table-cell>
          <table:table-cell table:style-name="Bad_5f_mean" office:value-type="float" office:value="0.7" calcext:value-type="float">
            <text:p>0,700</text:p>
          </table:table-cell>
          <table:table-cell table:style-name="ce38" office:value-type="float" office:value="0.702" calcext:value-type="float">
            <text:p>0,702</text:p>
          </table:table-cell>
          <table:table-cell office:value-type="float" office:value="0.523" calcext:value-type="float">
            <text:p>0,523</text:p>
          </table:table-cell>
          <table:table-cell office:value-type="float" office:value="115.814" calcext:value-type="float">
            <text:p>115,814</text:p>
          </table:table-cell>
          <table:table-cell table:style-name="Bad_5f_mean" office:value-type="float" office:value="0.324" calcext:value-type="float">
            <text:p>0,324</text:p>
          </table:table-cell>
          <table:table-cell table:style-name="ce37" office:value-type="float" office:value="0.295" calcext:value-type="float">
            <text:p>0,295</text:p>
          </table:table-cell>
          <table:table-cell office:value-type="float" office:value="0.307" calcext:value-type="float">
            <text:p>0,307</text:p>
          </table:table-cell>
          <table:table-cell table:style-name="ce32" table:formula="of:=[.F13]/[.G13]" office:value-type="float" office:value="357.450617283951" calcext:value-type="float">
            <text:p>357,451</text:p>
          </table:table-cell>
          <table:table-cell table:style-name="ce34" table:formula="of:=[.F13]/[.H13]" office:value-type="float" office:value="392.589830508475" calcext:value-type="float">
            <text:p>392,590</text:p>
          </table:table-cell>
          <table:table-cell table:formula="of:=[.F13]/[.I13]" office:value-type="float" office:value="377.244299674267" calcext:value-type="float">
            <text:p>377,244</text:p>
          </table:table-cell>
        </table:table-row>
        <table:table-row table:style-name="ro4">
          <table:table-cell office:value-type="string" calcext:value-type="string">
            <text:p>Média</text:p>
          </table:table-cell>
          <table:table-cell table:formula="of:=AVERAGE([.B4:.B13])" office:value-type="float" office:value="0.5261" calcext:value-type="float">
            <text:p>0,526</text:p>
          </table:table-cell>
          <table:table-cell table:formula="of:=AVERAGE([.C4:.C13])" office:value-type="float" office:value="0.6472" calcext:value-type="float">
            <text:p>0,647</text:p>
          </table:table-cell>
          <table:table-cell table:formula="of:=AVERAGE([.D4:.D13])" office:value-type="float" office:value="0.5925" calcext:value-type="float">
            <text:p>0,593</text:p>
          </table:table-cell>
          <table:table-cell table:formula="of:=AVERAGE([.E4:.E13])" office:value-type="float" office:value="0.5533" calcext:value-type="float">
            <text:p>0,553</text:p>
          </table:table-cell>
          <table:table-cell table:formula="of:=AVERAGE([.F4:.F13])" office:value-type="float" office:value="117.3127" calcext:value-type="float">
            <text:p>117,313</text:p>
          </table:table-cell>
          <table:table-cell table:formula="of:=AVERAGE([.G4:.G13])" office:value-type="float" office:value="0.302" calcext:value-type="float">
            <text:p>0,302</text:p>
          </table:table-cell>
          <table:table-cell table:formula="of:=AVERAGE([.H4:.H13])" office:value-type="float" office:value="0.3275" calcext:value-type="float">
            <text:p>0,328</text:p>
          </table:table-cell>
          <table:table-cell table:style-name="ce35" table:formula="of:=AVERAGE([.I4:.I13])" office:value-type="float" office:value="0.3243" calcext:value-type="float">
            <text:p>0,324</text:p>
          </table:table-cell>
          <table:table-cell table:formula="of:=AVERAGE([.J4:.J13])" office:value-type="float" office:value="391.93773762178" calcext:value-type="float">
            <text:p>391,938</text:p>
          </table:table-cell>
          <table:table-cell table:formula="of:=AVERAGE([.K4:.K13])" office:value-type="float" office:value="362.85949345616" calcext:value-type="float">
            <text:p>362,859</text:p>
          </table:table-cell>
          <table:table-cell table:formula="of:=AVERAGE([.L4:.L13])" office:value-type="float" office:value="364.288068154542" calcext:value-type="float">
            <text:p>364,288</text:p>
          </table:table-cell>
        </table:table-row>
      </table:table>
      <table:table table:name="Planilha2" table:style-name="ta1">
        <table:table-column table:style-name="co5" table:default-cell-style-name="ce36"/>
        <table:table-column table:style-name="co3" table:default-cell-style-name="ce38"/>
        <table:table-column table:style-name="co3" table:default-cell-style-name="ce39"/>
        <table:table-column table:style-name="co3" table:default-cell-style-name="ce37"/>
        <table:table-column table:style-name="co6" table:default-cell-style-name="ce72"/>
        <table:table-column table:style-name="co4" table:default-cell-style-name="ce72"/>
        <table:table-column table:style-name="co4" table:default-cell-style-name="Default"/>
        <table:table-row table:style-name="ro2">
          <table:table-cell table:style-name="Default"/>
          <table:table-cell table:style-name="ce2" office:value-type="string" calcext:value-type="string" table:number-columns-spanned="4" table:number-rows-spanned="1">
            <text:p><text:span text:style-name="T6">Tempo de criação</text:span></text:p>
            <text:p><text:span text:style-name="T6">(</text:span><text:span text:style-name="T7">ms</text:span><text:span text:style-name="T6">)</text:span></text:p>
          </table:table-cell>
          <table:covered-table-cell table:number-columns-repeated="2" table:style-name="ce50"/>
          <table:covered-table-cell table:style-name="Default"/>
          <table:table-cell table:style-name="Default"/>
          <table:table-cell/>
        </table:table-row>
        <table:table-row table:style-name="ro1">
          <table:table-cell table:style-name="ce48" office:value-type="string" calcext:value-type="string">
            <text:p>Nome do índice</text:p>
          </table:table-cell>
          <table:table-cell table:style-name="ce46" office:value-type="string" calcext:value-type="string">
            <text:p>B-Tree</text:p>
          </table:table-cell>
          <table:table-cell table:style-name="ce47" office:value-type="string" calcext:value-type="string">
            <text:p>GIN</text:p>
          </table:table-cell>
          <table:table-cell table:style-name="ce53" office:value-type="string" calcext:value-type="string">
            <text:p>GiST</text:p>
          </table:table-cell>
          <table:table-cell table:style-name="ce54" office:value-type="string" calcext:value-type="string">
            <text:p>GiST / GIN</text:p>
          </table:table-cell>
          <table:table-cell table:style-name="Default"/>
          <table:table-cell/>
        </table:table-row>
        <table:table-row table:style-name="ro6">
          <table:table-cell office:value-type="string" calcext:value-type="string">
            <text:p><text:span text:style-name="T5">idx_trgm_</text:span>email_usuario</text:p>
          </table:table-cell>
          <table:table-cell office:value-type="float" office:value="75478.977" calcext:value-type="float">
            <text:p>75478,977</text:p>
          </table:table-cell>
          <table:table-cell office:value-type="float" office:value="29838.993" calcext:value-type="float">
            <text:p>29838,993</text:p>
          </table:table-cell>
          <table:table-cell office:value-type="float" office:value="11291.06" calcext:value-type="float">
            <text:p>11291,060</text:p>
          </table:table-cell>
          <table:table-cell table:formula="of:=[.C3]/[.D3]" office:value-type="float" office:value="2.64270963045099" calcext:value-type="float">
            <text:p>2,643</text:p>
          </table:table-cell>
          <table:table-cell table:formula="of:=[.B3]/[.D3]" office:value-type="float" office:value="6.68484420417569" calcext:value-type="float">
            <text:p>6,685</text:p>
          </table:table-cell>
          <table:table-cell table:style-name="ce72" table:formula="of:=[.B3]/[.C3]" office:value-type="float" office:value="2.52954169733543" calcext:value-type="float">
            <text:p>2,530</text:p>
          </table:table-cell>
        </table:table-row>
        <table:table-row table:style-name="ro6">
          <table:table-cell office:value-type="string" calcext:value-type="string">
            <text:p>idx_fk_usuario_info_pro</text:p>
          </table:table-cell>
          <table:table-cell office:value-type="float" office:value="28515.702" calcext:value-type="float">
            <text:p>28515,702</text:p>
          </table:table-cell>
          <table:table-cell office:value-type="float" office:value="5412.203" calcext:value-type="float">
            <text:p>5412,203</text:p>
          </table:table-cell>
          <table:table-cell office:value-type="float" office:value="1964.828" calcext:value-type="float">
            <text:p>1964,828</text:p>
          </table:table-cell>
          <table:table-cell table:formula="of:=[.C4]/[.D4]" office:value-type="float" office:value="2.75454289128616" calcext:value-type="float">
            <text:p>2,755</text:p>
          </table:table-cell>
          <table:table-cell table:formula="of:=[.B4]/[.D4]" office:value-type="float" office:value="14.5130779895238" calcext:value-type="float">
            <text:p>14,513</text:p>
          </table:table-cell>
          <table:table-cell/>
        </table:table-row>
        <table:table-row table:style-name="ro6">
          <table:table-cell office:value-type="string" calcext:value-type="string">
            <text:p>idx_fk_usuario_contato</text:p>
          </table:table-cell>
          <table:table-cell office:value-type="float" office:value="67331.685" calcext:value-type="float">
            <text:p>67331,685</text:p>
          </table:table-cell>
          <table:table-cell office:value-type="float" office:value="8880.372" calcext:value-type="float">
            <text:p>8880,372</text:p>
          </table:table-cell>
          <table:table-cell office:value-type="float" office:value="3436.841" calcext:value-type="float">
            <text:p>3436,841</text:p>
          </table:table-cell>
          <table:table-cell table:formula="of:=[.C5]/[.D5]" office:value-type="float" office:value="2.58387629803066" calcext:value-type="float">
            <text:p>2,584</text:p>
          </table:table-cell>
          <table:table-cell table:formula="of:=[.B5]/[.D5]" office:value-type="float" office:value="19.5911550752566" calcext:value-type="float">
            <text:p>19,591</text:p>
          </table:table-cell>
          <table:table-cell/>
        </table:table-row>
        <table:table-row table:style-name="ro6">
          <table:table-cell office:value-type="string" calcext:value-type="string">
            <text:p>idx_trgm_titulo_servico</text:p>
          </table:table-cell>
          <table:table-cell office:value-type="float" office:value="31579.654" calcext:value-type="float">
            <text:p>31579,654</text:p>
          </table:table-cell>
          <table:table-cell office:value-type="float" office:value="18686.769" calcext:value-type="float">
            <text:p>18686,769</text:p>
          </table:table-cell>
          <table:table-cell office:value-type="float" office:value="8822.955" calcext:value-type="float">
            <text:p>8822,955</text:p>
          </table:table-cell>
          <table:table-cell table:formula="of:=[.C6]/[.D6]" office:value-type="float" office:value="2.11797169995767" calcext:value-type="float">
            <text:p>2,118</text:p>
          </table:table-cell>
          <table:table-cell table:formula="of:=[.B6]/[.D6]" office:value-type="float" office:value="3.57926046318949" calcext:value-type="float">
            <text:p>3,579</text:p>
          </table:table-cell>
          <table:table-cell/>
        </table:table-row>
        <table:table-row table:style-name="ro6">
          <table:table-cell office:value-type="string" calcext:value-type="string">
            <text:p>idx_trgm_descricao_servico</text:p>
          </table:table-cell>
          <table:table-cell office:value-type="float" office:value="32404.043" calcext:value-type="float">
            <text:p>32404,043</text:p>
          </table:table-cell>
          <table:table-cell office:value-type="float" office:value="18423.241" calcext:value-type="float">
            <text:p>18423,241</text:p>
          </table:table-cell>
          <table:table-cell office:value-type="float" office:value="8877.492" calcext:value-type="float">
            <text:p>8877,492</text:p>
          </table:table-cell>
          <table:table-cell table:formula="of:=[.C7]/[.D7]" office:value-type="float" office:value="2.07527542688859" calcext:value-type="float">
            <text:p>2,075</text:p>
          </table:table-cell>
          <table:table-cell table:formula="of:=[.B7]/[.D7]" office:value-type="float" office:value="3.65013485790807" calcext:value-type="float">
            <text:p>3,650</text:p>
          </table:table-cell>
          <table:table-cell/>
        </table:table-row>
        <table:table-row table:style-name="ro6">
          <table:table-cell office:value-type="string" calcext:value-type="string">
            <text:p>idx_fk_usuario_servico</text:p>
          </table:table-cell>
          <table:table-cell office:value-type="float" office:value="12622.656" calcext:value-type="float">
            <text:p>12622,656</text:p>
          </table:table-cell>
          <table:table-cell office:value-type="float" office:value="3968.364" calcext:value-type="float">
            <text:p>3968,364</text:p>
          </table:table-cell>
          <table:table-cell office:value-type="float" office:value="759.514" calcext:value-type="float">
            <text:p>759,514</text:p>
          </table:table-cell>
          <table:table-cell table:formula="of:=[.C8]/[.D8]" office:value-type="float" office:value="5.22487274757279" calcext:value-type="float">
            <text:p>5,225</text:p>
          </table:table-cell>
          <table:table-cell table:formula="of:=[.B8]/[.D8]" office:value-type="float" office:value="16.6193855544467" calcext:value-type="float">
            <text:p>16,619</text:p>
          </table:table-cell>
          <table:table-cell/>
        </table:table-row>
        <table:table-row table:style-name="ro6">
          <table:table-cell office:value-type="string" calcext:value-type="string">
            <text:p>idx_fk_servico_sss</text:p>
          </table:table-cell>
          <table:table-cell office:value-type="float" office:value="27595.427" calcext:value-type="float">
            <text:p>27595,427</text:p>
          </table:table-cell>
          <table:table-cell office:value-type="float" office:value="4062.878" calcext:value-type="float">
            <text:p>4062,878</text:p>
          </table:table-cell>
          <table:table-cell office:value-type="float" office:value="1396.636" calcext:value-type="float">
            <text:p>1396,636</text:p>
          </table:table-cell>
          <table:table-cell table:formula="of:=[.C9]/[.D9]" office:value-type="float" office:value="2.90904573561042" calcext:value-type="float">
            <text:p>2,909</text:p>
          </table:table-cell>
          <table:table-cell table:formula="of:=[.B9]/[.D9]" office:value-type="float" office:value="19.7584961292706" calcext:value-type="float">
            <text:p>19,758</text:p>
          </table:table-cell>
          <table:table-cell/>
        </table:table-row>
        <table:table-row table:style-name="ro6">
          <table:table-cell office:value-type="string" calcext:value-type="string">
            <text:p>idx_fk_subtipo_servico_sss</text:p>
          </table:table-cell>
          <table:table-cell office:value-type="float" office:value="8839.872" calcext:value-type="float">
            <text:p>8839,872</text:p>
          </table:table-cell>
          <table:table-cell table:style-name="ce37" office:value-type="float" office:value="585.818" calcext:value-type="float">
            <text:p>585,818</text:p>
          </table:table-cell>
          <table:table-cell table:style-name="ce39" office:value-type="float" office:value="2556.507" calcext:value-type="float">
            <text:p>2556,507</text:p>
          </table:table-cell>
          <table:table-cell table:formula="of:=[.C10]/[.D10]" office:value-type="float" office:value="0.229147817705956" calcext:value-type="float">
            <text:p>0,229</text:p>
          </table:table-cell>
          <table:table-cell table:formula="of:=[.B10]/[.D10]" office:value-type="float" office:value="3.45779299645962" calcext:value-type="float">
            <text:p>3,458</text:p>
          </table:table-cell>
          <table:table-cell/>
        </table:table-row>
        <table:table-row table:style-name="ro5"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0" loext:min-decimal-places="0" number:min-integer-digits="3" number:grouping="true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style:style style:name="Default" style:family="table-cell">
      <style:table-cell-properties style:text-align-source="fix" style:repeat-content="false" style:vertical-align="middle" loext:vertical-justify="auto"/>
      <style:paragraph-properties fo:text-align="center" css3t:text-justify="auto"/>
      <style:text-properties style:font-name="Arial" fo:font-family="Arial" style:font-style-name="Regular" style:font-family-generic="swiss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d_5f_mean" style:display-name="Bad_mean" style:family="table-cell" style:parent-style-name="Bad" style:data-style-name="N107">
      <style:table-cell-properties fo:background-color="#ffdaa2" style:text-align-source="fix" style:repeat-content="false" fo:wrap-option="wrap" fo:border="0.06pt solid #000000" style:vertical-align="middle"/>
      <style:paragraph-properties fo:text-align="center" fo:margin-left="0mm"/>
      <style:text-properties fo:color="#985006" style:font-name="Liberation Sans1" fo:font-family="'Liberation Sans'" style:font-style-name="Regular" style:font-family-generic="swiss" style:font-pitch="variable"/>
    </style:style>
    <style:style style:name="Empate" style:family="table-cell" style:parent-style-name="Default" style:data-style-name="N107">
      <style:table-cell-properties fo:background-color="#dddddd" style:text-align-source="fix" style:repeat-content="false" fo:wrap-option="wrap" fo:border="0.06pt solid #000000" style:vertical-align="middle" loext:vertical-justify="auto"/>
      <style:paragraph-properties fo:text-align="center" css3t:text-justify="auto" fo:margin-left="0mm"/>
      <style:text-properties fo:color="#111111" style:font-name="Arial1" fo:font-family="Arial" style:font-family-generic="swiss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04:06:41.5795378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22:33:45.212349938</meta:creation-date>
    <dc:date>2018-11-20T07:25:53.841114246</dc:date>
    <meta:editing-duration>PT3H34M55S</meta:editing-duration>
    <meta:editing-cycles>51</meta:editing-cycles>
    <meta:generator>LibreOffice/6.0.5.2$Linux_X86_64 LibreOffice_project/54c8cbb85f300ac59db32fe8a675ff7683cd5a16</meta:generator>
    <meta:document-statistic meta:table-count="4" meta:cell-count="49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7">
      <style:chart-properties chart:link-data-style-to-source="true"/>
      <style:graphic-properties draw:stroke="none" draw:fill-color="#00508f" dr3d:edge-rounding="5%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0066b3"/>
    </style:style>
    <style:style style:name="ch14" style:family="chart" style:data-style-name="N107">
      <style:chart-properties chart:link-data-style-to-source="true"/>
      <style:graphic-properties draw:stroke="none" draw:fill-color="#00a65d" dr3d:edge-rounding="5%"/>
      <style:text-properties fo:font-size="10pt" style:font-size-asian="10pt" style:font-size-complex="10pt"/>
    </style:style>
    <style:style style:name="ch15" style:family="chart" style:data-style-name="N107">
      <style:chart-properties chart:link-data-style-to-source="true"/>
      <style:graphic-properties draw:stroke="none" draw:fill-color="#fdb94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4.527cm" svg:height="18.932cm" xlink:href=".." xlink:type="simple" chart:class="chart:bar" chart:style-name="ch1">
        <chart:title svg:x="15.182cm" svg:y="0.514cm" chart:style-name="ch2">
          <text:p>Tempo de execução</text:p>
        </chart:title>
        <chart:legend chart:legend-position="end" svg:x="31.603cm" svg:y="8.102cm" style:legend-expansion="high" chart:style-name="ch3"/>
        <chart:plot-area chart:style-name="ch4" table:cell-range-address="Planilha1.F3:Planilha1.I14" chart:data-source-has-labels="row" svg:x="1.993cm" svg:y="1.671cm" svg:width="28.92cm" svg:height="15.61cm">
          <chartooo:coordinate-region svg:x="4.017cm" svg:y="1.897cm" svg:width="26.896cm" svg:height="14.737cm"/>
          <chart:axis chart:dimension="x" chart:name="primary-x" chart:style-name="ch5">
            <chart:title svg:x="14.776cm" svg:y="17.659cm" chart:style-name="ch6">
              <text:p>Núm. do teste</text:p>
            </chart:title>
          </chart:axis>
          <chart:axis chart:dimension="y" chart:name="primary-y" chart:style-name="ch7">
            <chart:title svg:x="0.451cm" svg:y="9.909cm" chart:style-name="ch8">
              <text:p>ms</text:p>
            </chart:title>
            <chart:grid chart:style-name="ch9" chart:class="major"/>
          </chart:axis>
          <chart:series chart:style-name="ch10" chart:values-cell-range-address="Planilha1.F4:Planilha1.F14" chart:label-cell-address="Planilha1.F3:Planilha1.F3" chart:class="chart:bar">
            <chart:data-point chart:repeated="9"/>
            <chart:data-point chart:style-name="ch11" chart:repeated="2"/>
          </chart:series>
          <chart:series chart:style-name="ch12" chart:values-cell-range-address="Planilha1.G4:Planilha1.G14" chart:label-cell-address="Planilha1.G3:Planilha1.G3" chart:class="chart:bar">
            <chart:data-point chart:style-name="ch13"/>
            <chart:data-point chart:repeated="10"/>
          </chart:series>
          <chart:series chart:style-name="ch14" chart:values-cell-range-address="Planilha1.H4:Planilha1.H14" chart:label-cell-address="Planilha1.H3:Planilha1.H3" chart:class="chart:bar">
            <chart:data-point chart:repeated="11"/>
          </chart:series>
          <chart:series chart:style-name="ch15" chart:values-cell-range-address="Planilha1.I4:Planilha1.I14" chart:label-cell-address="Planilha1.I3:Planilha1.I3" chart:class="chart:bar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/ Índice</text:p>
                <draw:g>
                  <svg:desc>Planilha1.F3:Planilha1.F3</svg:desc>
                </draw:g>
              </table:table-cell>
              <table:table-cell office:value-type="string">
                <text:p>B-Tree</text:p>
                <draw:g>
                  <svg:desc>Planilha1.G3:Planilha1.G3</svg:desc>
                </draw:g>
              </table:table-cell>
              <table:table-cell office:value-type="string">
                <text:p>GIN</text:p>
                <draw:g>
                  <svg:desc>Planilha1.H3:Planilha1.H3</svg:desc>
                </draw:g>
              </table:table-cell>
              <table:table-cell office:value-type="string">
                <text:p>GiST</text:p>
                <draw:g>
                  <svg:desc>Planilha1.I3:Planilha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84.868">
                <text:p>4284.868</text:p>
                <draw:g>
                  <svg:desc>Planilha1.F4:Planilha1.F14</svg:desc>
                </draw:g>
              </table:table-cell>
              <table:table-cell office:value-type="float" office:value="1107.781">
                <text:p>1107.781</text:p>
                <draw:g>
                  <svg:desc>Planilha1.G4:Planilha1.G14</svg:desc>
                </draw:g>
              </table:table-cell>
              <table:table-cell office:value-type="float" office:value="398.768">
                <text:p>398.768</text:p>
                <draw:g>
                  <svg:desc>Planilha1.H4:Planilha1.H14</svg:desc>
                </draw:g>
              </table:table-cell>
              <table:table-cell office:value-type="float" office:value="694.101">
                <text:p>694.101</text:p>
                <draw:g>
                  <svg:desc>Planilha1.I4:Planilha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52.059">
                <text:p>4152.059</text:p>
              </table:table-cell>
              <table:table-cell office:value-type="float" office:value="1016.05">
                <text:p>1016.05</text:p>
              </table:table-cell>
              <table:table-cell office:value-type="float" office:value="389.521">
                <text:p>389.521</text:p>
              </table:table-cell>
              <table:table-cell office:value-type="float" office:value="658.281">
                <text:p>658.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39.17">
                <text:p>4239.17</text:p>
              </table:table-cell>
              <table:table-cell office:value-type="float" office:value="1021.336">
                <text:p>1021.336</text:p>
              </table:table-cell>
              <table:table-cell office:value-type="float" office:value="381.307">
                <text:p>381.307</text:p>
              </table:table-cell>
              <table:table-cell office:value-type="float" office:value="657.276">
                <text:p>657.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74.291">
                <text:p>4174.291</text:p>
              </table:table-cell>
              <table:table-cell office:value-type="float" office:value="973.195">
                <text:p>973.195</text:p>
              </table:table-cell>
              <table:table-cell office:value-type="float" office:value="418.207">
                <text:p>418.207</text:p>
              </table:table-cell>
              <table:table-cell office:value-type="float" office:value="679.957">
                <text:p>679.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76.289">
                <text:p>4276.289</text:p>
              </table:table-cell>
              <table:table-cell office:value-type="float" office:value="952.328">
                <text:p>952.328</text:p>
              </table:table-cell>
              <table:table-cell office:value-type="float" office:value="398.668">
                <text:p>398.668</text:p>
              </table:table-cell>
              <table:table-cell office:value-type="float" office:value="736.23">
                <text:p>736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0.92">
                <text:p>4250.92</text:p>
              </table:table-cell>
              <table:table-cell office:value-type="float" office:value="970.29">
                <text:p>970.29</text:p>
              </table:table-cell>
              <table:table-cell office:value-type="float" office:value="372.769">
                <text:p>372.769</text:p>
              </table:table-cell>
              <table:table-cell office:value-type="float" office:value="646.744">
                <text:p>646.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82.755">
                <text:p>4182.755</text:p>
              </table:table-cell>
              <table:table-cell office:value-type="float" office:value="938.355">
                <text:p>938.355</text:p>
              </table:table-cell>
              <table:table-cell office:value-type="float" office:value="378.098">
                <text:p>378.098</text:p>
              </table:table-cell>
              <table:table-cell office:value-type="float" office:value="676.183">
                <text:p>676.1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26.226">
                <text:p>4226.226</text:p>
              </table:table-cell>
              <table:table-cell office:value-type="float" office:value="1012.982">
                <text:p>1012.982</text:p>
              </table:table-cell>
              <table:table-cell office:value-type="float" office:value="390.085">
                <text:p>390.085</text:p>
              </table:table-cell>
              <table:table-cell office:value-type="float" office:value="652.099">
                <text:p>652.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4.036">
                <text:p>4284.036</text:p>
              </table:table-cell>
              <table:table-cell office:value-type="float" office:value="956.974">
                <text:p>956.974</text:p>
              </table:table-cell>
              <table:table-cell office:value-type="float" office:value="401.202">
                <text:p>401.202</text:p>
              </table:table-cell>
              <table:table-cell office:value-type="float" office:value="670.077">
                <text:p>670.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58.737">
                <text:p>4258.737</text:p>
              </table:table-cell>
              <table:table-cell office:value-type="float" office:value="958.401">
                <text:p>958.401</text:p>
              </table:table-cell>
              <table:table-cell office:value-type="float" office:value="372.791">
                <text:p>372.791</text:p>
              </table:table-cell>
              <table:table-cell office:value-type="float" office:value="676.616">
                <text:p>676.6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32.9351">
                <text:p>4232.9351</text:p>
              </table:table-cell>
              <table:table-cell office:value-type="float" office:value="990.7692">
                <text:p>990.7692</text:p>
              </table:table-cell>
              <table:table-cell office:value-type="float" office:value="390.1416">
                <text:p>390.1416</text:p>
              </table:table-cell>
              <table:table-cell office:value-type="float" office:value="674.7564">
                <text:p>674.75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